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normal arial'" svg:font-family="''normal arial''"/>
    <style:font-face style:name="Arial" svg:font-family="Arial"/>
    <style:font-face style:name="Calibri" svg:font-family="Calibri"/>
    <style:font-face style:name="Cambria" svg:font-family="Cambria"/>
    <style:font-face style:name="Lato" svg:font-family="Lato"/>
    <style:font-face style:name="Lora" svg:font-family="Lor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17mm"/>
    </style:style>
    <style:style style:name="co2" style:family="table-column">
      <style:table-column-properties fo:break-before="auto" style:column-width="97.9mm"/>
    </style:style>
    <style:style style:name="co3" style:family="table-column">
      <style:table-column-properties fo:break-before="auto" style:column-width="31.75mm"/>
    </style:style>
    <style:style style:name="co4" style:family="table-column">
      <style:table-column-properties fo:break-before="auto" style:column-width="52.65mm"/>
    </style:style>
    <style:style style:name="co5" style:family="table-column">
      <style:table-column-properties fo:break-before="auto" style:column-width="72.23mm"/>
    </style:style>
    <style:style style:name="co6" style:family="table-column">
      <style:table-column-properties fo:break-before="auto" style:column-width="225.69mm"/>
    </style:style>
    <style:style style:name="co7" style:family="table-column">
      <style:table-column-properties fo:break-before="auto" style:column-width="19.58mm"/>
    </style:style>
    <style:style style:name="co8" style:family="table-column">
      <style:table-column-properties fo:break-before="auto" style:column-width="10.32mm"/>
    </style:style>
    <style:style style:name="co9" style:family="table-column">
      <style:table-column-properties fo:break-before="auto" style:column-width="15.61mm"/>
    </style:style>
    <style:style style:name="co10" style:family="table-column">
      <style:table-column-properties fo:break-before="auto" style:column-width="17.73mm"/>
    </style:style>
    <style:style style:name="co11" style:family="table-column">
      <style:table-column-properties fo:break-before="auto" style:column-width="13.23mm"/>
    </style:style>
    <style:style style:name="co12" style:family="table-column">
      <style:table-column-properties fo:break-before="auto" style:column-width="19.05mm"/>
    </style:style>
    <style:style style:name="co13" style:family="table-column">
      <style:table-column-properties fo:break-before="auto" style:column-width="193.15mm"/>
    </style:style>
    <style:style style:name="co14" style:family="table-column">
      <style:table-column-properties fo:break-before="auto" style:column-width="90.13mm"/>
    </style:style>
    <style:style style:name="ro1" style:family="table-row">
      <style:table-row-properties style:row-height="5.56mm" fo:break-before="auto" style:use-optimal-row-height="true"/>
    </style:style>
    <style:style style:name="ro2" style:family="table-row">
      <style:table-row-properties style:row-height="5.56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4.87mm" fo:break-before="auto" style:use-optimal-row-height="true"/>
    </style:style>
    <style:style style:name="ta1" style:family="table" style:master-page-name="PageStyle_5f_AteliersReparationCollaboratifs">
      <style:table-properties table:display="true" style:writing-mode="lr-tb"/>
    </style:style>
    <style:style style:name="ta2" style:family="table" style:master-page-name="PageStyle_5f_CommentRemplir">
      <style:table-properties table:display="true" style:writing-mode="lr-tb"/>
    </style:style>
    <style:style style:name="ta3" style:family="table" style:master-page-name="PageStyle_5f_Charte">
      <style:table-properties table:display="true" style:writing-mode="lr-tb"/>
    </styl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c9daf8"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9daf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number)" style:apply-style-name="ConditionalStyle_5f_1" style:base-cell-address="AteliersReparationCollaboratifs.I1"/>
    </style:style>
    <style:style style:name="ce40"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isnumber)" style:apply-style-name="ConditionalStyle_5f_1" style:base-cell-address="AteliersReparationCollaboratifs.I1"/>
    </style:style>
    <style:style style:name="ce4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number)" style:apply-style-name="ConditionalStyle_5f_1" style:base-cell-address="AteliersReparationCollaboratifs.I1"/>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number)" style:apply-style-name="ConditionalStyle_5f_1" style:base-cell-address="AteliersReparationCollaboratifs.I1"/>
    </style:style>
    <style:style style:name="ce44" style:family="table-cell" style:parent-style-name="Default">
      <style:table-cell-properties fo:background-color="#c9daf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number)" style:apply-style-name="ConditionalStyle_5f_1" style:base-cell-address="AteliersReparationCollaboratifs.I1"/>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number)" style:apply-style-name="ConditionalStyle_5f_1" style:base-cell-address="AteliersReparationCollaboratifs.I1"/>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ackground-color="#c9daf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ackground-color="#00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c9daf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00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style style:name="ce78" style:family="table-cell" style:parent-style-name="Default">
      <style:table-cell-properties fo:background-color="#ffe5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able-cell-properties fo:background-color="#ffe59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ffe5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fo:background-color="#ff6600" fo:wrap-option="wrap"/>
      <style:text-properties fo:color="#ce181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AteliersReparationCollaboratif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column table:style-name="co6" table:default-cell-style-name="Default"/>
        <table:table-column table:style-name="co3" table:number-columns-repeated="4" table:default-cell-style-name="Default"/>
        <table:table-column table:style-name="co7" table:default-cell-style-name="Default"/>
        <table:table-column table:style-name="co3" table:number-columns-repeated="2" table:default-cell-style-name="Default"/>
        <table:table-column table:style-name="co8" table:default-cell-style-name="Default"/>
        <table:table-column table:style-name="co9" table:default-cell-style-name="Default"/>
        <table:table-column table:style-name="co3"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1003" table:default-cell-style-name="Default"/>
        <table:table-row table:style-name="ro1">
          <table:table-cell table:style-name="ce1" office:value-type="string" calcext:value-type="string">
            <text:p>Identifiant</text:p>
          </table:table-cell>
          <table:table-cell table:style-name="ce3" office:value-type="string" calcext:value-type="string">
            <text:p>Nom</text:p>
          </table:table-cell>
          <table:table-cell table:style-name="ce13" office:value-type="string" calcext:value-type="string">
            <text:p>Type</text:p>
          </table:table-cell>
          <table:table-cell table:style-name="ce1" office:value-type="string" calcext:value-type="string">
            <text:p>Résumé</text:p>
          </table:table-cell>
          <table:table-cell table:style-name="ce3" office:value-type="string" calcext:value-type="string">
            <text:p>Description</text:p>
          </table:table-cell>
          <table:table-cell table:style-name="ce1" office:value-type="string" calcext:value-type="string">
            <text:p>Logo</text:p>
          </table:table-cell>
          <table:table-cell table:style-name="ce28" office:value-type="string" calcext:value-type="string">
            <text:p>Photos</text:p>
          </table:table-cell>
          <table:table-cell table:style-name="ce1" office:value-type="string" calcext:value-type="string">
            <text:p>Horaires</text:p>
          </table:table-cell>
          <table:table-cell table:style-name="ce3" office:value-type="string" calcext:value-type="string">
            <text:p>Adresse</text:p>
          </table:table-cell>
          <table:table-cell table:style-name="ce40" office:value-type="string" calcext:value-type="string">
            <text:p>Adresse complément</text:p>
          </table:table-cell>
          <table:table-cell table:style-name="ce40" office:value-type="string" calcext:value-type="string">
            <text:p>Code Postal</text:p>
          </table:table-cell>
          <table:table-cell table:style-name="ce3" office:value-type="string" calcext:value-type="string">
            <text:p>Commune</text:p>
          </table:table-cell>
          <table:table-cell table:style-name="ce1" office:value-type="string" calcext:value-type="string">
            <text:p>Téléphone</text:p>
          </table:table-cell>
          <table:table-cell table:style-name="ce1" office:value-type="string" calcext:value-type="string">
            <text:p>Courriel</text:p>
          </table:table-cell>
          <table:table-cell table:style-name="ce54" office:value-type="string" calcext:value-type="string">
            <text:p>Site internet</text:p>
          </table:table-cell>
          <table:table-cell table:style-name="ce62" office:value-type="string" calcext:value-type="string">
            <text:p>Facebook</text:p>
          </table:table-cell>
          <table:table-cell table:style-name="ce1" office:value-type="string" calcext:value-type="string">
            <text:p>GooglePlus</text:p>
          </table:table-cell>
          <table:table-cell table:style-name="ce1" office:value-type="string" calcext:value-type="string">
            <text:p>Twitter</text:p>
          </table:table-cell>
          <table:table-cell table:style-name="ce68" office:value-type="string" calcext:value-type="string">
            <text:p>Types réparation </text:p>
          </table:table-cell>
          <table:table-cell table:style-name="ce1" office:value-type="string" calcext:value-type="string">
            <text:p>Signataire charte Repair Café</text:p>
          </table:table-cell>
          <table:table-cell table:style-name="ce3" office:value-type="string" calcext:value-type="string">
            <text:p>Tarif</text:p>
          </table:table-cell>
          <table:table-cell table:style-name="ce1" office:value-type="string" calcext:value-type="string">
            <text:p>Contact</text:p>
          </table:table-cell>
          <table:table-cell table:style-name="ce70" office:value-type="string" calcext:value-type="string">
            <text:p>Accord publication Open-Data</text:p>
          </table:table-cell>
          <table:table-cell table:style-name="ce75" office:value-type="string" calcext:value-type="string">
            <text:p>Accord agenda</text:p>
          </table:table-cell>
          <table:table-cell table:style-name="ce3" office:value-type="string" calcext:value-type="string">
            <text:p>Sources</text:p>
          </table:table-cell>
          <table:table-cell table:style-name="ce78" office:value-type="string" calcext:value-type="string">
            <text:p>Latitude</text:p>
          </table:table-cell>
          <table:table-cell table:style-name="ce78" office:value-type="string" calcext:value-type="string">
            <text:p>Longitude</text:p>
          </table:table-cell>
          <table:table-cell table:style-name="ce78" office:value-type="string" calcext:value-type="string">
            <text:p>Description anglais </text:p>
          </table:table-cell>
          <table:table-cell table:style-name="ce78" office:value-type="string" calcext:value-type="string">
            <text:p>Mots clés</text:p>
          </table:table-cell>
          <table:table-cell table:style-name="ce78" office:value-type="string" calcext:value-type="string">
            <text:p>Mots clés anglais</text:p>
          </table:table-cell>
          <table:table-cell table:style-name="ce78" office:value-type="string" calcext:value-type="string">
            <text:p>Noeud OpenStreetMap</text:p>
          </table:table-cell>
          <table:table-cell table:style-name="ce81" office:value-type="string" calcext:value-type="string">
            <text:p>API calendrier</text:p>
          </table:table-cell>
          <table:table-cell/>
          <table:table-cell table:style-name="ce9" table:number-columns-repeated="2"/>
          <table:table-cell table:style-name="ce11" table:number-columns-repeated="17"/>
          <table:table-cell table:number-columns-repeated="972"/>
        </table:table-row>
        <table:table-row table:style-name="ro1">
          <table:table-cell table:style-name="ce2" office:value-type="string" calcext:value-type="string">
            <text:p>repaircafe_informatiquenantes</text:p>
          </table:table-cell>
          <table:table-cell table:style-name="ce4" office:value-type="string" calcext:value-type="string">
            <text:p>Repair Café informatique Nantes</text:p>
          </table:table-cell>
          <table:table-cell table:style-name="ce14" office:value-type="string" calcext:value-type="string">
            <text:p>Collectif</text:p>
          </table:table-cell>
          <table:table-cell table:style-name="ce17"/>
          <table:table-cell table:style-name="ce17" office:value-type="string" calcext:value-type="string">
            <text:p>Jeter ? Pas Question ! C'est le crédo des Repair Café.&lt;br/&gt;&lt;br/&gt;Un Repair Café est un atelier consacré à la réparation coopérative et organisé à un niveau local sous forme de tiers-lieu.&lt;br/&gt;&lt;br/&gt;Comme son nom l’indique, cette structure ne concerne que le matériel informatique.&lt;br/&gt;&lt;br/&gt;Auto-entrepreneurs dans le dépannage informatique sur Saint Herblain, Manuel et Nicolas animeront cet atelier en y proposant des diagnostics gratuits de vos appareils et dans la mesure du possible la réparation sur place.</text:p>
          </table:table-cell>
          <table:table-cell table:style-name="ce24" office:value-type="string" calcext:value-type="string">
            <text:p><text:a xlink:href="http://mieuxtrieranantes.fr/docs/medias/AteliersReparationCollaboratifsLoireAtlantique/RepairCafeInformatiqueNantes/Logo_RepairCafeInformatiqueNantes.png" xlink:type="simple">http://mieuxtrieranantes.fr/docs/medias/AteliersReparationCollaboratifsLoireAtlantique/RepairCafeInformatiqueNantes/Logo_RepairCafeInformatiqueNantes.png</text:a></text:p>
          </table:table-cell>
          <table:table-cell table:style-name="ce29" office:value-type="string" calcext:value-type="string">
            <text:p><text:a xlink:href="http://mieuxtrieranantes.fr/docs/medias/AteliersReparationCollaboratifsLoireAtlantique/RepairCafeInformatiqueNantes/RepairCafeInformatiqueNantes_01.jpg" xlink:type="simple">http://mieuxtrieranantes.fr/docs/medias/AteliersReparationCollaboratifsLoireAtlantique/RepairCafeInformatiqueNantes/RepairCafeInformatiqueNantes_01.jpg</text:a></text:p>
          </table:table-cell>
          <table:table-cell table:style-name="ce20" table:number-columns-repeated="2"/>
          <table:table-cell table:style-name="ce41" table:number-columns-repeated="2"/>
          <table:table-cell table:style-name="ce20"/>
          <table:table-cell table:style-name="ce17" table:number-columns-repeated="2"/>
          <table:table-cell table:style-name="ce55" office:value-type="string" calcext:value-type="string">
            <text:p><text:a xlink:href="http://www.safetypc44.fr/" xlink:type="simple">http://www.safetypc44.fr/</text:a></text:p>
          </table:table-cell>
          <table:table-cell table:style-name="ce63"/>
          <table:table-cell table:style-name="ce25" office:value-type="string" calcext:value-type="string">
            <text:p><text:a xlink:href="https://www.facebook.com/repaircafeinformatiquenantes/" xlink:type="simple">https://www.facebook.com/repaircafeinformatiquenantes/</text:a></text:p>
          </table:table-cell>
          <table:table-cell table:style-name="ce17"/>
          <table:table-cell table:style-name="ce17" office:value-type="string" calcext:value-type="string">
            <text:p>reparation_informatique</text:p>
          </table:table-cell>
          <table:table-cell table:style-name="ce17" office:value-type="string" calcext:value-type="string">
            <text:p>non</text:p>
          </table:table-cell>
          <table:table-cell table:style-name="ce47" office:value-type="float" office:value="0" calcext:value-type="float">
            <text:p>0</text:p>
          </table:table-cell>
          <table:table-cell table:style-name="ce17" office:value-type="string" calcext:value-type="string">
            <text:p>Nicolas SUREAU, 06.62.82.09.76</text:p>
          </table:table-cell>
          <table:table-cell table:style-name="ce71" office:value-type="string" calcext:value-type="string">
            <text:p>oui</text:p>
          </table:table-cell>
          <table:table-cell table:style-name="ce76" office:value-type="string" calcext:value-type="string">
            <text:p>oui</text:p>
          </table:table-cell>
          <table:table-cell table:style-name="ce18" office:value-type="string" calcext:value-type="string">
            <text:p>Rempli sur formulaire par la structure 11/2017.</text:p>
          </table:table-cell>
          <table:table-cell table:style-name="ce79" table:number-columns-repeated="2"/>
          <table:table-cell table:style-name="ce80" table:number-columns-repeated="3"/>
          <table:table-cell table:style-name="ce79" table:number-columns-repeated="2"/>
          <table:table-cell table:number-columns-repeated="992"/>
        </table:table-row>
        <table:table-row table:style-name="ro1">
          <table:table-cell table:style-name="ce2" office:value-type="string" calcext:value-type="string">
            <text:p>repaircafe_atelierdecoreparationdenantes</text:p>
          </table:table-cell>
          <table:table-cell table:style-name="ce4" office:value-type="string" calcext:value-type="string">
            <text:p>Atelier de co-réparation de Nantes</text:p>
          </table:table-cell>
          <table:table-cell table:style-name="ce14" office:value-type="string" calcext:value-type="string">
            <text:p>Collectif</text:p>
          </table:table-cell>
          <table:table-cell table:style-name="ce17"/>
          <table:table-cell table:style-name="ce17" office:value-type="string" calcext:value-type="string">
            <text:p>Les ateliers de co-réparation de Nantes sont des rencontres nomades ouvertes à toutes et tous, entre bricoleurs.euses expert.e.s ou amateurs.trices, bidouilleurs.euses et toute personne souhaitant apprendre à réparer !&lt;br/&gt;&lt;br/&gt;L’objectif est de donner envie aux gens et aux acteurs.trices du territoire de se lancer dans l’aventure de la réparation. Nous essayons de déployer nos ateliers dans divers lieux de la métropole nantaise pour sensibiliser et donner envie à un maximum de citoyen.ne.s de les poursuivre.</text:p>
          </table:table-cell>
          <table:table-cell table:style-name="ce25" office:value-type="string" calcext:value-type="string">
            <text:p><text:a xlink:href="http://mieuxtrieranantes.fr/docs/medias/AteliersReparationCollaboratifsLoireAtlantique/AtelierDeCoreparationDeNantes/Logo_AtelierDeCoreparationDeNantes.png" xlink:type="simple">http://mieuxtrieranantes.fr/docs/medias/AteliersReparationCollaboratifsLoireAtlantique/AtelierDeCoreparationDeNantes/Logo_AtelierDeCoreparationDeNantes.png</text:a></text:p>
          </table:table-cell>
          <table:table-cell table:style-name="ce30"/>
          <table:table-cell table:style-name="ce20" office:value-type="string" calcext:value-type="string">
            <text:p>Nous n'avons pas d'horaire régulier. Pour autant nos journées d'action, se déroulent habituellement de 10h à 18h., faute de lieu permanents</text:p>
          </table:table-cell>
          <table:table-cell table:style-name="ce17"/>
          <table:table-cell table:style-name="ce41" office:value-type="string" calcext:value-type="string">
            <text:p>Nous n'avons pas de lieu permanent. Nous intervenons de manière ponctuelle, lors d'événements partenaires.</text:p>
          </table:table-cell>
          <table:table-cell table:style-name="ce41"/>
          <table:table-cell table:style-name="ce20"/>
          <table:table-cell table:style-name="ce17"/>
          <table:table-cell table:style-name="ce17" office:value-type="string" calcext:value-type="string">
            <text:p>atelier.coreparation.nantes@gmail.com</text:p>
          </table:table-cell>
          <table:table-cell table:style-name="ce56" office:value-type="string" calcext:value-type="string">
            <text:p><text:a xlink:href="https://ateliercoreparation.wordpress.com/" xlink:type="simple">https://ateliercoreparation.wordpress.com/</text:a></text:p>
          </table:table-cell>
          <table:table-cell table:style-name="ce63"/>
          <table:table-cell table:style-name="ce25" office:value-type="string" calcext:value-type="string">
            <text:p><text:a xlink:href="https://www.facebook.com/pg/AtelierDeCoReparationDeNantes" xlink:type="simple">https://www.facebook.com/pg/AtelierDeCoReparationDeNantes</text:a></text:p>
          </table:table-cell>
          <table:table-cell table:style-name="ce17"/>
          <table:table-cell table:style-name="ce17" office:value-type="string" calcext:value-type="string">
            <text:p>reparation_velo, reparation_petit_electroménager, reparation_tissu, reparation_informatique, reparation_petits_objects_electriques_et_electroniques, reparation_petit_mobilier</text:p>
          </table:table-cell>
          <table:table-cell table:style-name="ce17" office:value-type="string" calcext:value-type="string">
            <text:p>non</text:p>
          </table:table-cell>
          <table:table-cell table:style-name="ce17" office:value-type="string" calcext:value-type="string">
            <text:p>Gratuit</text:p>
          </table:table-cell>
          <table:table-cell table:style-name="ce17" office:value-type="string" calcext:value-type="string">
            <text:p>Olivier Narioo, olivier.narioo@wanadoo.fr</text:p>
          </table:table-cell>
          <table:table-cell table:style-name="ce71" office:value-type="string" calcext:value-type="string">
            <text:p>oui</text:p>
          </table:table-cell>
          <table:table-cell table:style-name="ce76" office:value-type="string" calcext:value-type="string">
            <text:p>oui</text:p>
          </table:table-cell>
          <table:table-cell table:style-name="ce18" office:value-type="string" calcext:value-type="string">
            <text:p>Rempli sur formulaire par la structure 11/2017.</text:p>
          </table:table-cell>
          <table:table-cell table:style-name="ce79" table:number-columns-repeated="2"/>
          <table:table-cell table:style-name="ce80" table:number-columns-repeated="3"/>
          <table:table-cell table:style-name="ce79" table:number-columns-repeated="2"/>
          <table:table-cell table:number-columns-repeated="992"/>
        </table:table-row>
        <table:table-row table:style-name="ro1">
          <table:table-cell table:style-name="ce2" office:value-type="string" calcext:value-type="string">
            <text:p>repaircafe_recyclerielegrenier</text:p>
          </table:table-cell>
          <table:table-cell table:style-name="ce4" office:value-type="string" calcext:value-type="string">
            <text:p>Recyclerie le Grenier</text:p>
          </table:table-cell>
          <table:table-cell table:style-name="ce14" office:value-type="string" calcext:value-type="string">
            <text:p>Association</text:p>
          </table:table-cell>
          <table:table-cell table:style-name="ce17" office:value-type="string" calcext:value-type="string">
            <text:p>L'association le Grenier a créé une recyclerie à Corcoué sur Logne et organise des repair bistrots.</text:p>
          </table:table-cell>
          <table:table-cell table:style-name="ce17" office:value-type="string" calcext:value-type="string">
            <text:p>Nous sommes une équipe de 6 à 8 réparateurs en tous genres (petit électro-ménagers, hi-fi, tv, informatique, machine à coudre, vêtements).Nous sommes présents au bar le B'Mousse(14 rue de l'industrie à Saint Philbert de Grand Lieu)le deuxième mercredi de chaque mois de 18h à 20h30.</text:p>
          </table:table-cell>
          <table:table-cell table:style-name="ce24" office:value-type="string" calcext:value-type="string">
            <text:p><text:a xlink:href="http://mieuxtrieranantes.fr/docs/medias/AteliersReparationCollaboratifsLoireAtlantique/RecyclerieLeGrenier/Logo_RecyclerieLeGrenier.png" xlink:type="simple">http://mieuxtrieranantes.fr/docs/medias/AteliersReparationCollaboratifsLoireAtlantique/RecyclerieLeGrenier/Logo_RecyclerieLeGrenier.png</text:a></text:p>
          </table:table-cell>
          <table:table-cell table:style-name="ce31" office:value-type="string" calcext:value-type="string">
            <text:p>http://mieuxtrieranantes.fr/docs/medias/AteliersReparationCollaboratifsLoireAtlantique/RecyclerieLeGrenier/RecyclerieLeGrenier_01.jpg,http://mieuxtrieranantes.fr/docs/medias/AteliersReparationCollaboratifsLoireAtlantique/RecyclerieLeGrenier/RecyclerieLeGrenier_02.jpg,http://mieuxtrieranantes.fr/docs/medias/AteliersReparationCollaboratifsLoireAtlantique/RecyclerieLeGrenier/RecyclerieLeGrenier_03.jpg,http://mieuxtrieranantes.fr/docs/medias/AteliersReparationCollaboratifsLoireAtlantique/RecyclerieLeGrenier/RecyclerieLeGrenier_04.jpg,http://mieuxtrieranantes.fr/docs/medias/AteliersReparationCollaboratifsLoireAtlantique/RecyclerieLeGrenier/RecyclerieLeGrenier_05.jpg,http://mieuxtrieranantes.fr/docs/medias/AteliersReparationCollaboratifsLoireAtlantique/RecyclerieLeGrenier/RecyclerieLeGrenier_06.jpg,http://mieuxtrieranantes.fr/docs/medias/AteliersReparationCollaboratifsLoireAtlantique/RecyclerieLeGrenier/RecyclerieLeGrenier_07.jpg,http://mieuxtrieranantes.fr/docs/medias/AteliersReparationCollaboratifsLoireAtlantique/RecyclerieLeGrenier/RecyclerieLeGrenier_08.jpg,http://mieuxtrieranantes.fr/docs/medias/AteliersReparationCollaboratifsLoireAtlantique/RecyclerieLeGrenier/RecyclerieLeGrenier_09.jpg,http://mieuxtrieranantes.fr/docs/medias/AteliersReparationCollaboratifsLoireAtlantique/RecyclerieLeGrenier/RecyclerieLeGrenier_10.jpg,http://mieuxtrieranantes.fr/docs/medias/AteliersReparationCollaboratifsLoireAtlantique/RecyclerieLeGrenier/RecyclerieLeGrenier_11.jpg,http://mieuxtrieranantes.fr/docs/medias/AteliersReparationCollaboratifsLoireAtlantique/RecyclerieLeGrenier/RecyclerieLeGrenier_12.jpg,http://mieuxtrieranantes.fr/docs/medias/AteliersReparationCollaboratifsLoireAtlantique/RecyclerieLeGrenier/RecyclerieLeGrenier_13.jpg,http://mieuxtrieranantes.fr/docs/medias/AteliersReparationCollaboratifsLoireAtlantique/RecyclerieLeGrenier/RecyclerieLeGrenier_14.jpg,http://mieuxtrieranantes.fr/docs/medias/AteliersReparationCollaboratifsLoireAtlantique/RecyclerieLeGrenier/RecyclerieLeGrenier_15.jpg,http://mieuxtrieranantes.fr/docs/medias/AteliersReparationCollaboratifsLoireAtlantique/RecyclerieLeGrenier/RecyclerieLeGrenier_16.jpg,http://mieuxtrieranantes.fr/docs/medias/AteliersReparationCollaboratifsLoireAtlantique/RecyclerieLeGrenier/RecyclerieLeGrenier_17.jpg,http://mieuxtrieranantes.fr/docs/medias/AteliersReparationCollaboratifsLoireAtlantique/RecyclerieLeGrenier/RecyclerieLeGrenier_01.jpg,http://mieuxtrieranantes.fr/docs/medias/AteliersReparationCollaboratifsLoireAtlantique/RecyclerieLeGrenier/RecyclerieLeGrenier_18.jpg,http://mieuxtrieranantes.fr/docs/medias/AteliersReparationCollaboratifsLoireAtlantique/RecyclerieLeGrenier/RecyclerieLeGrenier_19.jpg,http://mieuxtrieranantes.fr/docs/medias/AteliersReparationCollaboratifsLoireAtlantique/RecyclerieLeGrenier/RecyclerieLeGrenier_20.jpg,http://mieuxtrieranantes.fr/docs/medias/AteliersReparationCollaboratifsLoireAtlantique/RecyclerieLeGrenier/RecyclerieLeGrenier_21.jpg,http://mieuxtrieranantes.fr/docs/medias/AteliersReparationCollaboratifsLoireAtlantique/RecyclerieLeGrenier/RecyclerieLeGrenier_22.jpg,http://mieuxtrieranantes.fr/docs/medias/AteliersReparationCollaboratifsLoireAtlantique/RecyclerieLeGrenier/RecyclerieLeGrenier_23.jpg</text:p>
          </table:table-cell>
          <table:table-cell table:style-name="ce17" office:value-type="string" calcext:value-type="string">
            <text:p>18h-20h30</text:p>
          </table:table-cell>
          <table:table-cell table:style-name="ce17" office:value-type="string" calcext:value-type="string">
            <text:p>14 rue de l'industrie </text:p>
          </table:table-cell>
          <table:table-cell table:style-name="ce42" office:value-type="string" calcext:value-type="string">
            <text:p>zone industrielle</text:p>
          </table:table-cell>
          <table:table-cell table:style-name="ce46" office:value-type="float" office:value="44310" calcext:value-type="float">
            <text:p>44310</text:p>
          </table:table-cell>
          <table:table-cell table:style-name="ce17" office:value-type="string" calcext:value-type="string">
            <text:p>Saint Philbert de Grand Lieu</text:p>
          </table:table-cell>
          <table:table-cell table:style-name="ce47" office:value-type="float" office:value="666908376" calcext:value-type="float">
            <text:p>666908376</text:p>
          </table:table-cell>
          <table:table-cell table:style-name="ce17" office:value-type="string" calcext:value-type="string">
            <text:p>recyclerielegrenier@gmail.com</text:p>
          </table:table-cell>
          <table:table-cell table:style-name="ce56" office:value-type="string" calcext:value-type="string">
            <text:p><text:a xlink:href="http://recyclerielegrenier.org/" xlink:type="simple">http://recyclerielegrenier.org/</text:a></text:p>
          </table:table-cell>
          <table:table-cell table:style-name="ce63"/>
          <table:table-cell table:style-name="ce25" office:value-type="string" calcext:value-type="string">
            <text:p><text:a xlink:href="https://fr-fr.facebook.com/recyclerielegrenier/" xlink:type="simple">https://fr-fr.facebook.com/recyclerielegrenier/</text:a></text:p>
          </table:table-cell>
          <table:table-cell table:style-name="ce17"/>
          <table:table-cell table:style-name="ce17" office:value-type="string" calcext:value-type="string">
            <text:p>reparation_petit_electroménager, reparation_tissu, reparation_informatique, reparation_petits_objects_electriques_et_electroniques, machine à coudre</text:p>
          </table:table-cell>
          <table:table-cell table:style-name="ce17" office:value-type="string" calcext:value-type="string">
            <text:p>non</text:p>
          </table:table-cell>
          <table:table-cell table:style-name="ce17" office:value-type="string" calcext:value-type="string">
            <text:p>gratuit</text:p>
          </table:table-cell>
          <table:table-cell table:style-name="ce17" office:value-type="string" calcext:value-type="string">
            <text:p>recyclerielegrenier@gmail.com</text:p>
          </table:table-cell>
          <table:table-cell table:style-name="ce71" office:value-type="string" calcext:value-type="string">
            <text:p>oui</text:p>
          </table:table-cell>
          <table:table-cell table:style-name="ce76" office:value-type="string" calcext:value-type="string">
            <text:p>oui</text:p>
          </table:table-cell>
          <table:table-cell table:style-name="ce18" office:value-type="string" calcext:value-type="string">
            <text:p>Rempli sur formulaire par la structure 11/2017.</text:p>
          </table:table-cell>
          <table:table-cell table:style-name="ce80" office:value-type="string" calcext:value-type="string">
            <text:p>47.051630</text:p>
          </table:table-cell>
          <table:table-cell table:style-name="ce2" office:value-type="string" calcext:value-type="string">
            <text:p>-1.631015</text:p>
          </table:table-cell>
          <table:table-cell table:style-name="ce80" table:number-columns-repeated="3"/>
          <table:table-cell table:style-name="ce79" table:number-columns-repeated="2"/>
          <table:table-cell table:number-columns-repeated="992"/>
        </table:table-row>
        <table:table-row table:style-name="ro1">
          <table:table-cell table:style-name="ce2" office:value-type="string" calcext:value-type="string">
            <text:p>repaircafe_communautedecommuneschateaubriantderval</text:p>
          </table:table-cell>
          <table:table-cell table:style-name="ce5" office:value-type="string" calcext:value-type="string">
            <text:p>Communauté de Communes Châteaubriant Derval</text:p>
          </table:table-cell>
          <table:table-cell table:style-name="ce14" office:value-type="string" calcext:value-type="string">
            <text:p>EPCI</text:p>
          </table:table-cell>
          <table:table-cell table:style-name="ce17" office:value-type="string" calcext:value-type="string">
            <text:p>Repair café matinée de la réparation</text:p>
          </table:table-cell>
          <table:table-cell table:style-name="ce20" office:value-type="string" calcext:value-type="string">
            <text:p>Le principe: apportez un objet défaillant ou cassé pour le réparer gratuitement tout en bénéficiant de conseils de bricoleurs professionnels ou amateurs locaux dans différents domaines: cycles et vélos, objets électroniques, petit électroménager (uniquement des objets que vous pouvez apporter à la main). Dans une ambiance conviviale, profitez de cette matinée pour apprendre à réparer ou dépanner vos objets du quotidien et réduire votre production de déchets.</text:p>
          </table:table-cell>
          <table:table-cell table:style-name="ce20"/>
          <table:table-cell table:style-name="ce32"/>
          <table:table-cell table:style-name="ce17"/>
          <table:table-cell table:style-name="ce17" office:value-type="string" calcext:value-type="string">
            <text:p><text:s/>11 Place De l'Église</text:p>
          </table:table-cell>
          <table:table-cell table:style-name="ce42" office:value-type="string" calcext:value-type="string">
            <text:p>Café Chez Stella</text:p>
          </table:table-cell>
          <table:table-cell table:style-name="ce46" office:value-type="float" office:value="44170" calcext:value-type="float">
            <text:p>44170</text:p>
          </table:table-cell>
          <table:table-cell table:style-name="ce17" office:value-type="string" calcext:value-type="string">
            <text:p>Marsac Sur Don</text:p>
          </table:table-cell>
          <table:table-cell table:style-name="ce47" office:value-type="float" office:value="240077739" calcext:value-type="float">
            <text:p>240077739</text:p>
          </table:table-cell>
          <table:table-cell table:style-name="ce17" office:value-type="string" calcext:value-type="string">
            <text:p>prevention-dechets@cc-chateaubriant-derval.fr</text:p>
          </table:table-cell>
          <table:table-cell table:style-name="ce56" office:value-type="string" calcext:value-type="string">
            <text:p><text:a xlink:href="https://www.cc-chateaubriant-derval.fr/" xlink:type="simple">https://www.cc-chateaubriant-derval.fr/</text:a></text:p>
          </table:table-cell>
          <table:table-cell table:style-name="ce63"/>
          <table:table-cell table:style-name="ce17" table:number-columns-repeated="2"/>
          <table:table-cell table:style-name="ce17" office:value-type="string" calcext:value-type="string">
            <text:p>reparation_velo, reparation_petit_electroménager, reparation_informatique, reparation_petits_objects_electriques_et_electroniques</text:p>
          </table:table-cell>
          <table:table-cell table:style-name="ce17" office:value-type="string" calcext:value-type="string">
            <text:p>oui</text:p>
          </table:table-cell>
          <table:table-cell table:style-name="ce17" office:value-type="string" calcext:value-type="string">
            <text:p>Gratuit</text:p>
          </table:table-cell>
          <table:table-cell table:style-name="ce17" office:value-type="string" calcext:value-type="string">
            <text:p>Lisbeth DAVIEAU prevention-dechets@cc-chateaubriant-derval.fr </text:p>
          </table:table-cell>
          <table:table-cell table:style-name="ce71" office:value-type="string" calcext:value-type="string">
            <text:p>oui</text:p>
          </table:table-cell>
          <table:table-cell table:style-name="ce76" office:value-type="string" calcext:value-type="string">
            <text:p>oui</text:p>
          </table:table-cell>
          <table:table-cell table:style-name="ce18" office:value-type="string" calcext:value-type="string">
            <text:p>Rempli sur formulaire par la structure 11/2017.</text:p>
          </table:table-cell>
          <table:table-cell table:style-name="ce80" office:value-type="string" calcext:value-type="string">
            <text:p>47.596137</text:p>
          </table:table-cell>
          <table:table-cell table:style-name="ce2" office:value-type="string" calcext:value-type="string">
            <text:p>-1.677818</text:p>
          </table:table-cell>
          <table:table-cell table:style-name="ce80" table:number-columns-repeated="3"/>
          <table:table-cell table:style-name="ce79" table:number-columns-repeated="2"/>
          <table:table-cell table:number-columns-repeated="992"/>
        </table:table-row>
        <table:table-row table:style-name="ro1">
          <table:table-cell table:style-name="ce2" office:value-type="string" calcext:value-type="string">
            <text:p>repaircafe_atelierslowtechping</text:p>
          </table:table-cell>
          <table:table-cell table:style-name="ce4" office:value-type="string" calcext:value-type="string">
            <text:p>Atelier Slowtech (association PiNG)</text:p>
          </table:table-cell>
          <table:table-cell table:style-name="ce14" office:value-type="string" calcext:value-type="string">
            <text:p>Association</text:p>
          </table:table-cell>
          <table:table-cell table:style-name="ce17" office:value-type="string" calcext:value-type="string">
            <text:p>Amenez vos objets cassés et donnez leur une seconde vie ! Des bricoleurs chevronnés sont présents sur place pour vous aider à diagnostiquer les problèmes et vous accompagner dans vos réparations.</text:p>
          </table:table-cell>
          <table:table-cell table:style-name="ce21" office:value-type="string" calcext:value-type="string">
            <text:p>(s)lowtech est un projet amorcé par PiNG en 2013 dans le cadre de Nantes Capitale Verte. Dans sa première version, le projet avait pour ambition d’explorer avec les citoyens des solutions alternatives à l’obsolescence des équipements informatiques et électroniques : réparer et détourner ! &lt;br/&gt; &lt;b&gt; Réparer : &lt;/b&gt; (re)mettre les mains dans nos machines pour se (ré)approprier leur sort, développer des compétences, savoirs ou solutions alternatives pour réparer plutôt que jeter ; &lt;br/&gt; &lt;b&gt; Détourner : &lt;/b&gt; appuyer sur pause pour explorer le potentiel des équipements existants mais considérés comme obsolètes (ex. souris, lecteur de disquette, magnétoscope…) et leur trouver de nouveaux usages. &lt;br/&gt; (s)lowtech doit servir à questionner l'obsolescence des objets qui nous entourent, à tester des façons de résister à cette obsolescence par le biais de moments forts (ateliers, interventions, résidence, discussions) avec une communauté (que nous espérons toujours plus large) de bricoleurs/bidouilleurs souhaitant partager compétences, savoirs et questionnements et tisser du lien autour de sujets aux enjeux sociétaux clés.</text:p>
          </table:table-cell>
          <table:table-cell table:style-name="ce24" office:value-type="string" calcext:value-type="string">
            <text:p><text:a xlink:href="http://mieuxtrieranantes.fr/docs/medias/AteliersReparationCollaboratifsLoireAtlantique/AtelierSlowtechAssociationPing/Logo_AtelierSlowtechAssociationPing.png" xlink:type="simple">http://mieuxtrieranantes.fr/docs/medias/AteliersReparationCollaboratifsLoireAtlantique/AtelierSlowtechAssociationPing/Logo_AtelierSlowtechAssociationPing.png</text:a></text:p>
          </table:table-cell>
          <table:table-cell table:style-name="ce33" office:value-type="string" calcext:value-type="string">
            <text:p><text:a xlink:href="http://mieuxtrieranantes.fr/docs/medias/AteliersReparationCollaboratifsLoireAtlantique/AtelierSlowtechAssociationPing/AtelierSlowtechAssociationPing_01.jpg,http://mieuxtrieranantes.fr/docs/medias/AteliersReparationCollaboratifsLoireAtlantique/AtelierSlowtechAssociationPing/AtelierSlowtechAssociationPing_02.jpg,http://mieuxtrieranantes.fr/docs/medias/AteliersReparationCollaboratifsLoireAtlantique/AtelierSlowtechAssociationPing/AtelierSlowtechAssociationPing_03.jpg,http://mieuxtrieranantes.fr/docs/medias/AteliersReparationCollaboratifsLoireAtlantique/AtelierSlowtechAssociationPing/AtelierSlowtechAssociationPing_04.jpg" xlink:type="simple">http://mieuxtrieranantes.fr/docs/medias/AteliersReparationCollaboratifsLoireAtlantique/AtelierSlowtechAssociationPing/AtelierSlowtechAssociationPing_01.jpg,http://mieuxtrieranantes.fr/docs/medias/AteliersReparationCollaboratifsLoireAtlantique/AtelierSlowtechAssociationPing/AtelierSlowtechAssociationPing_02.jpg,http://mieuxtrieranantes.fr/docs/medias/AteliersReparationCollaboratifsLoireAtlantique/AtelierSlowtechAssociationPing/AtelierSlowtechAssociationPing_03.jpg,http://mieuxtrieranantes.fr/docs/medias/AteliersReparationCollaboratifsLoireAtlantique/AtelierSlowtechAssociationPing/AtelierSlowtechAssociationPing_04.jpg</text:a></text:p>
          </table:table-cell>
          <table:table-cell table:style-name="ce17" office:value-type="string" calcext:value-type="string">
            <text:p>Chaque mardi, de 14h à 20h</text:p>
          </table:table-cell>
          <table:table-cell table:style-name="ce17" office:value-type="string" calcext:value-type="string">
            <text:p>38 rue du Breil</text:p>
          </table:table-cell>
          <table:table-cell table:style-name="ce42" office:value-type="string" calcext:value-type="string">
            <text:p>Pôle associatif du 38 Breil, deuxième étage</text:p>
          </table:table-cell>
          <table:table-cell table:style-name="ce46" office:value-type="float" office:value="44100" calcext:value-type="float">
            <text:p>44100</text:p>
          </table:table-cell>
          <table:table-cell table:style-name="ce17" office:value-type="string" calcext:value-type="string">
            <text:p>Nantes</text:p>
          </table:table-cell>
          <table:table-cell table:style-name="ce47" office:value-type="float" office:value="240168678" calcext:value-type="float">
            <text:p>240168678</text:p>
          </table:table-cell>
          <table:table-cell table:style-name="ce17" office:value-type="string" calcext:value-type="string">
            <text:p>info@pingbase.net</text:p>
          </table:table-cell>
          <table:table-cell table:style-name="ce55" office:value-type="string" calcext:value-type="string">
            <text:p><text:a xlink:href="http://www.pingbase.net/" xlink:type="simple">http://www.pingbase.net</text:a></text:p>
          </table:table-cell>
          <table:table-cell table:style-name="ce63"/>
          <table:table-cell table:style-name="ce17" office:value-type="string" calcext:value-type="string">
            <text:p>@associationping</text:p>
          </table:table-cell>
          <table:table-cell table:style-name="ce17" office:value-type="string" calcext:value-type="string">
            <text:p>@SlowTech_PiNG</text:p>
          </table:table-cell>
          <table:table-cell table:style-name="ce17" office:value-type="string" calcext:value-type="string">
            <text:p>reparation_petit_electroménager, reparation_tissu, reparation_informatique, reparation_petits_objects_electriques_et_electroniques</text:p>
          </table:table-cell>
          <table:table-cell table:style-name="ce17" office:value-type="string" calcext:value-type="string">
            <text:p>non</text:p>
          </table:table-cell>
          <table:table-cell table:style-name="ce17" office:value-type="string" calcext:value-type="string">
            <text:p>adhésion annuelle de 20€</text:p>
          </table:table-cell>
          <table:table-cell table:style-name="ce17" office:value-type="string" calcext:value-type="string">
            <text:p>Alice Langlais, alice@pingbase.net</text:p>
          </table:table-cell>
          <table:table-cell table:style-name="ce71" office:value-type="string" calcext:value-type="string">
            <text:p>oui</text:p>
          </table:table-cell>
          <table:table-cell table:style-name="ce76" office:value-type="string" calcext:value-type="string">
            <text:p>non</text:p>
          </table:table-cell>
          <table:table-cell table:style-name="ce18" office:value-type="string" calcext:value-type="string">
            <text:p>Rempli sur formulaire par la structure 11/2017.</text:p>
          </table:table-cell>
          <table:table-cell table:style-name="ce80" office:value-type="string" calcext:value-type="string">
            <text:p>47.229498</text:p>
          </table:table-cell>
          <table:table-cell table:style-name="ce2" office:value-type="string" calcext:value-type="string">
            <text:p>-1.584108</text:p>
          </table:table-cell>
          <table:table-cell table:style-name="ce80" table:number-columns-repeated="3"/>
          <table:table-cell table:style-name="ce79" table:number-columns-repeated="2"/>
          <table:table-cell table:number-columns-repeated="992"/>
        </table:table-row>
        <table:table-row table:style-name="ro1">
          <table:table-cell table:style-name="ce2" office:value-type="string" calcext:value-type="string">
            <text:p>repaircafe_maisondequartierchesnaietrebale</text:p>
          </table:table-cell>
          <table:table-cell table:style-name="ce5" office:value-type="string" calcext:value-type="string">
            <text:p>Maison de Quartier Chesnaie-Trébale</text:p>
          </table:table-cell>
          <table:table-cell table:style-name="ce14" office:value-type="string" calcext:value-type="string">
            <text:p>Association</text:p>
          </table:table-cell>
          <table:table-cell table:style-name="ce17" office:value-type="string" calcext:value-type="string">
            <text:p>La MQ propose des ateliers de Co-réparation tout au long de l'année</text:p>
          </table:table-cell>
          <table:table-cell table:style-name="ce21" office:value-type="string" calcext:value-type="string">
            <text:p>Inspiré des Repair café, nos bénévoles sont là pour vous aider à réparer votre petit électroménager et vous faire découvrir différents métiers pour favoriser le &lt;b&gt; DIY &lt;/b&gt; (Do it yourself, &lt;i&gt;trad: le faire soi-même &lt;/i&gt;).&lt;br/&gt;Rapporter l’ensemble de vos petits objets qui ne fonctionne plus, venez poser vos questions, et laissez-nous vous initier à la réparation en binôme!&lt;br/&gt;&lt;br/&gt;Ex: sèche cheveux, grille pain, etc...&lt;br/&gt;</text:p>
          </table:table-cell>
          <table:table-cell table:style-name="ce24" office:value-type="string" calcext:value-type="string">
            <text:p><text:a xlink:href="http://mieuxtrieranantes.fr/docs/medias/AteliersReparationCollaboratifsLoireAtlantique/MaisonDeQuartierChesnaietrebale/MaisonDeQuartierChesnaietrebale_Logo.jpg" xlink:type="simple">http://mieuxtrieranantes.fr/docs/medias/AteliersReparationCollaboratifsLoireAtlantique/MaisonDeQuartierChesnaietrebale/MaisonDeQuartierChesnaietrebale_Logo.jpg</text:a></text:p>
          </table:table-cell>
          <table:table-cell table:style-name="ce30" office:value-type="string" calcext:value-type="string">
            <text:p>&lt;iframe src="https://www.facebook.com/plugins/post.php?href=https%3A%2F%2Fwww.facebook.com%2Fpermalink.php%3Fstory_fbid%3D1573619939361468%26id%3D522806491109490&amp;width=500" width="500" height="803" style="border:none;overflow:hidden" scrolling="no" frameborder="0" allowTransparency="true"&gt;&lt;/iframe&gt;</text:p>
          </table:table-cell>
          <table:table-cell table:style-name="ce17" office:value-type="string" calcext:value-type="string">
            <text:p>14h-17h tous les mercredis</text:p>
          </table:table-cell>
          <table:table-cell table:style-name="ce17" office:value-type="string" calcext:value-type="string">
            <text:p>1 bis rue des Ajoncs</text:p>
          </table:table-cell>
          <table:table-cell table:style-name="ce42"/>
          <table:table-cell table:style-name="ce46" office:value-type="float" office:value="44600" calcext:value-type="float">
            <text:p>44600</text:p>
          </table:table-cell>
          <table:table-cell table:style-name="ce17" office:value-type="string" calcext:value-type="string">
            <text:p>Saint-Nazaire</text:p>
          </table:table-cell>
          <table:table-cell table:style-name="ce47" office:value-type="float" office:value="228559990" calcext:value-type="float">
            <text:p>228559990</text:p>
          </table:table-cell>
          <table:table-cell table:style-name="ce17" office:value-type="string" calcext:value-type="string">
            <text:p>mqchesnaie@gmail.com</text:p>
          </table:table-cell>
          <table:table-cell table:style-name="ce56" office:value-type="string" calcext:value-type="string">
            <text:p><text:a xlink:href="http://www.fmq-saintnazaire.fr/bienvenue/index.php" xlink:type="simple">http://www.fmq-saintnazaire.fr/bienvenue/index.php</text:a></text:p>
          </table:table-cell>
          <table:table-cell table:style-name="ce63"/>
          <table:table-cell table:style-name="ce24" office:value-type="string" calcext:value-type="string">
            <text:p><text:a xlink:href="https://www.facebook.com/Maison-de-quartier-Chesnaie-Trébale-522806491109490/" xlink:type="simple">https://www.facebook.com/Maison-de-quartier-Chesnaie-Tr%C3%A9bale-522806491109490/</text:a></text:p>
          </table:table-cell>
          <table:table-cell table:style-name="ce24" office:value-type="string" calcext:value-type="string">
            <text:p><text:a xlink:href="https://twitter.com/treb_mqchesnaie?lang=fr" xlink:type="simple">https://twitter.com/treb_mqchesnaie?lang=fr</text:a></text:p>
          </table:table-cell>
          <table:table-cell table:style-name="ce17" office:value-type="string" calcext:value-type="string">
            <text:p>reparation_petit_electroménager, reparation_tissu, reparation_informatique, reparation_petits_objects_electriques_et_electroniques, reparation_petit_mobilier</text:p>
          </table:table-cell>
          <table:table-cell table:style-name="ce17" office:value-type="string" calcext:value-type="string">
            <text:p>non</text:p>
          </table:table-cell>
          <table:table-cell table:style-name="ce17" office:value-type="string" calcext:value-type="string">
            <text:p>Gratuit sur adhésion</text:p>
          </table:table-cell>
          <table:table-cell table:style-name="ce17" office:value-type="string" calcext:value-type="string">
            <text:p>Laetitia Morantin <text:s/>animjeunesse.mqchesnaie@gmail.com</text:p>
          </table:table-cell>
          <table:table-cell table:style-name="ce71" office:value-type="string" calcext:value-type="string">
            <text:p>oui</text:p>
          </table:table-cell>
          <table:table-cell table:style-name="ce76" office:value-type="string" calcext:value-type="string">
            <text:p>oui</text:p>
          </table:table-cell>
          <table:table-cell table:style-name="ce18" office:value-type="string" calcext:value-type="string">
            <text:p>Rempli sur formulaire par la structure 11/2017.</text:p>
          </table:table-cell>
          <table:table-cell table:style-name="ce80" office:value-type="string" calcext:value-type="string">
            <text:p>47.267507</text:p>
          </table:table-cell>
          <table:table-cell table:style-name="ce2" office:value-type="string" calcext:value-type="string">
            <text:p>-2.249970</text:p>
          </table:table-cell>
          <table:table-cell table:style-name="ce80" table:number-columns-repeated="3"/>
          <table:table-cell table:style-name="ce79" table:number-columns-repeated="2"/>
          <table:table-cell table:number-columns-repeated="992"/>
        </table:table-row>
        <table:table-row table:style-name="ro1">
          <table:table-cell table:style-name="ce2" office:value-type="string" calcext:value-type="string">
            <text:p>repaircafe_repaircafesaintherblainsillon</text:p>
          </table:table-cell>
          <table:table-cell table:style-name="ce4" office:value-type="string" calcext:value-type="string">
            <text:p>Repair Café Saint Herblain Sillon</text:p>
          </table:table-cell>
          <table:table-cell table:style-name="ce14" office:value-type="string" calcext:value-type="string">
            <text:p>Avec le soutien d'Alisée et Virage Energie Climat Pays de la Loire</text:p>
          </table:table-cell>
          <table:table-cell table:style-name="ce17" office:value-type="string" calcext:value-type="string">
            <text:p>Accueil du public le dernier jeudi du mois sauf vacances scolaires et jours fériés de 18h30 à 20h30 à la Brasserie Saveur et Sillon 5 place des Thébaudières à Saint Herblain</text:p>
          </table:table-cell>
          <table:table-cell table:style-name="ce22" office:value-type="string" calcext:value-type="string">
            <text:p>&lt;p&gt;&lt;/header&gt;Pour réussir la transition énergétique, il nous faut actionner&lt;br/&gt;différents leviers, à différentes échelles, en cohérence et en synergie. En&lt;br/&gt;complément des actions qu’elle mène directement, Alisée encourage ses adhérents&lt;br/&gt;à développer leurs propres initiatives locales&amp;nbsp; en s’inspirant des&lt;br/&gt;multiples projets qui foisonnent autour de nous. Enthousiastes et dynamiques,&lt;br/&gt;nos adhérents relèvent tous les défis !&lt;o:p&gt;&lt;/o:p&gt;&lt;/p&gt;&lt;br/&gt;&lt;br/&gt;&lt;p&gt;En 2017, Denis lance avec des habitants herblinois :&lt;o:p&gt;&lt;/o:p&gt;&lt;/p&gt;&lt;br/&gt;&lt;br/&gt;&lt;h2&gt;Le Repair Café de Saint Herblain Sillon&lt;o:p&gt;&lt;/o:p&gt;&lt;/h2&gt;&lt;br/&gt;&lt;br/&gt;&lt;h5&gt;Qu’est-ce qu’un Repair Café&amp;nbsp;?&lt;o:p&gt;&lt;/o:p&gt;&lt;/h5&gt;&lt;br/&gt;&lt;br/&gt;&lt;p&gt;Un Repair’Café est un lieu de convivialité qui réunit d’un côté des&lt;br/&gt;consommateurs qui souhaitent réparer leurs objets plutôt que d’en racheter des&lt;br/&gt;nouveaux, et de l’autre, des experts bénévoles, qui ont une connaissance et une&lt;br/&gt;compétence de la réparation dans toutes sortes de domaines.&lt;o:p&gt;&lt;/o:p&gt;&lt;/p&gt;&lt;br/&gt;&lt;br/&gt;&lt;p&gt;Les Repair’Café sont une alternative à la société de consommation basée sur&lt;br/&gt;le tout jeter. En réparant ses objets, le consommateur prolonge sa durée de vie&lt;br/&gt;tout en acquérant un savoir-faire. C’est aussi un moyen de réduire son&lt;br/&gt;empreinte écologique en évitant le prélèvement de nouvelles ressources et en&lt;br/&gt;diminuant sa consommation d’énergie nécessaire à la fabrication d’un nouveau&lt;br/&gt;produit.&lt;o:p&gt;&lt;/o:p&gt;&lt;/p&gt;&lt;br/&gt;&lt;br/&gt;&lt;p&gt;&lt;o:p&gt;&amp;nbsp;&lt;/o:p&gt;&lt;/p&gt;&lt;br/&gt;&lt;br/&gt;&lt;h5&gt;Réparer ses objets à Saint Herblain&lt;o:p&gt;&lt;/o:p&gt;&lt;/h5&gt;&lt;br/&gt;&lt;br/&gt;&lt;p&gt;Les Herblinois ont l’opportunité de faire réparer leurs objets en panne&lt;br/&gt;(appareils audio, électriques, jouets mécaniques ou électroniques, smartphones..),&lt;br/&gt;gratuitement chaque dernier jeudi du mois depuis le 30 mars 2017 :&lt;o:p&gt;&lt;/o:p&gt;&lt;/p&gt;&lt;br/&gt;&lt;br/&gt;&lt;p&gt;Une dizaine de personnes en moyenne vient faire réparer leurs objets auprès&lt;br/&gt;de 4 à 5 réparateurs. Près de la moitié des objets amenés sont réparés dont les&lt;br/&gt;plus fréquents&amp;nbsp;: grille-pain, aspirateur, cafetière…&lt;o:p&gt;&lt;/o:p&gt;&lt;/p&gt;&lt;br/&gt;&lt;br/&gt;&lt;p&gt;Pour plus d’informations sur les inventeurs du concept de Repair Café,&lt;br/&gt;consultez le site &lt;a href=""http://repaircafe.org/fr/visiter/""&gt;repaircafe.org/fr/visiter/&lt;/a&gt;&lt;o:p&gt;&lt;/o:p&gt;&lt;/p&gt;&lt;br/&gt;&lt;br/&gt;&lt;p&gt;&amp;nbsp;&lt;o:p&gt;&lt;/o:p&gt;&lt;/p&gt;&lt;br/&gt;&lt;br/&gt;&lt;h5&gt;Les Rendez-Vous&lt;o:p&gt;&lt;/o:p&gt;&lt;/h5&gt;&lt;br/&gt;&lt;br/&gt;&lt;p&gt;Chaque dernier jeudi du mois de 18h30 à 20h30, sauf vacances scolaires et&lt;br/&gt;jours fériés&lt;br&gt;&lt;br/&gt;Bar Brasserie Saveurs &amp;amp; Sillon&lt;br&gt;&lt;br/&gt;5 place des Thébaudières&lt;br&gt;&lt;br/&gt;Saint Herblain&lt;o:p&gt;&lt;/o:p&gt;&lt;/p&gt;&lt;br/&gt;&lt;br/&gt;&lt;h5&gt;Devenir bénévole&lt;o:p&gt;&lt;/o:p&gt;&lt;/h5&gt;&lt;br/&gt;&lt;br/&gt;&lt;p&gt;Vous souhaitez vous inscrire comme bénévole ?&lt;br&gt;&lt;br/&gt;Le Repair Café recherche des experts en réparation et des hôtes/hôtesses&lt;br/&gt;d’accueil&lt;br&gt;&lt;br/&gt;Envoyez un email à Denis Larrazet : &lt;a&lt;br/&gt;href=""mailto:rc_saint_herblain_sillon@orange.fr""&gt;rc_saint_herblain_sillon@orange.fr&lt;/a&gt;&lt;o:p&gt;&lt;/o:p&gt;&lt;/p&gt;</text:p>
          </table:table-cell>
          <table:table-cell table:style-name="ce20"/>
          <table:table-cell table:style-name="ce30"/>
          <table:table-cell table:style-name="ce17" office:value-type="string" calcext:value-type="string">
            <text:p>18h30-20h30</text:p>
          </table:table-cell>
          <table:table-cell table:style-name="ce17" office:value-type="string" calcext:value-type="string">
            <text:p>5 place des Thébaudières</text:p>
          </table:table-cell>
          <table:table-cell table:style-name="ce42" office:value-type="string" calcext:value-type="string">
            <text:p>Brasserie Saveurs et Sillon</text:p>
          </table:table-cell>
          <table:table-cell table:style-name="ce46" office:value-type="float" office:value="44800" calcext:value-type="float">
            <text:p>44800</text:p>
          </table:table-cell>
          <table:table-cell table:style-name="ce17" office:value-type="string" calcext:value-type="string">
            <text:p>SAINT HERBLAIN</text:p>
          </table:table-cell>
          <table:table-cell table:style-name="ce47" office:value-type="float" office:value="682097424" calcext:value-type="float">
            <text:p>682097424</text:p>
          </table:table-cell>
          <table:table-cell table:style-name="ce17" office:value-type="string" calcext:value-type="string">
            <text:p>rc_saint_herblain_sillon@orange.fr</text:p>
          </table:table-cell>
          <table:table-cell table:style-name="ce56" office:value-type="string" calcext:value-type="string">
            <text:p><text:a xlink:href="http://alisee.org/lassociation/nos-adherents-sement-des-graines/" xlink:type="simple">http://alisee.org/lassociation/nos-adherents-sement-des-graines/</text:a></text:p>
          </table:table-cell>
          <table:table-cell table:style-name="ce64"/>
          <table:table-cell table:style-name="ce17" table:number-columns-repeated="2"/>
          <table:table-cell table:style-name="ce17" office:value-type="string" calcext:value-type="string">
            <text:p>reparation_petit_electroménager, reparation_petits_objects_electriques_et_electroniques</text:p>
          </table:table-cell>
          <table:table-cell table:style-name="ce17" office:value-type="string" calcext:value-type="string">
            <text:p>oui</text:p>
          </table:table-cell>
          <table:table-cell table:style-name="ce17" office:value-type="string" calcext:value-type="string">
            <text:p>Libre</text:p>
          </table:table-cell>
          <table:table-cell table:style-name="ce17"/>
          <table:table-cell table:style-name="ce71" office:value-type="string" calcext:value-type="string">
            <text:p>oui</text:p>
          </table:table-cell>
          <table:table-cell table:style-name="ce76" office:value-type="string" calcext:value-type="string">
            <text:p>oui</text:p>
          </table:table-cell>
          <table:table-cell table:style-name="ce18" office:value-type="string" calcext:value-type="string">
            <text:p>Rempli sur formulaire par la structure 11/2017.</text:p>
          </table:table-cell>
          <table:table-cell table:style-name="ce80" office:value-type="string" calcext:value-type="string">
            <text:p>47.243777</text:p>
          </table:table-cell>
          <table:table-cell table:style-name="ce2" office:value-type="string" calcext:value-type="string">
            <text:p>-1.606534</text:p>
          </table:table-cell>
          <table:table-cell table:style-name="ce80" table:number-columns-repeated="3"/>
          <table:table-cell table:style-name="ce79" table:number-columns-repeated="2"/>
          <table:table-cell table:number-columns-repeated="992"/>
        </table:table-row>
        <table:table-row table:style-name="ro1">
          <table:table-cell table:style-name="ce2" office:value-type="string" calcext:value-type="string">
            <text:p>repaircafe_atelierdupignon</text:p>
          </table:table-cell>
          <table:table-cell table:style-name="ce4" office:value-type="string" calcext:value-type="string">
            <text:p>Atelier du Pignon </text:p>
          </table:table-cell>
          <table:table-cell table:style-name="ce14" office:value-type="string" calcext:value-type="string">
            <text:p>Association</text:p>
          </table:table-cell>
          <table:table-cell table:style-name="ce17" office:value-type="string" calcext:value-type="string">
            <text:p><text:s/>L'Atelier du Pignon est un atelier d'auto-réparation de vélo ouvert tous les mercredis de 16h à 20h au Wattignies Social Club sur l'île de Nantes. </text:p>
          </table:table-cell>
          <table:table-cell table:style-name="ce21" office:value-type="string" calcext:value-type="string">
            <text:p>L'Atelier du Pignon est un atelier d'auto-réparation de vélo. C'est un lieu ouvert autour de la réparation du vélo, de l'entraide et de l'apprentissage. Venez avec vos vélos cassés, les bénévoles sont sur place pour vous aider à les réparer, les bichonner ou les customiser. Des outils, pièces de vélos et petits consommables sont mis à votre disposition. &lt;br/&gt;Rendez-vous tous les mercredi de 16h à 20h au Wattignies Social Club sur l'Île.</text:p>
          </table:table-cell>
          <table:table-cell table:style-name="ce17" office:value-type="string" calcext:value-type="string">
            <text:p>envoyé par mail</text:p>
          </table:table-cell>
          <table:table-cell table:style-name="ce30" office:value-type="string" calcext:value-type="string">
            <text:p>envoyé par mail </text:p>
          </table:table-cell>
          <table:table-cell table:style-name="ce17" office:value-type="string" calcext:value-type="string">
            <text:p>Les mercredis de 16h à 20h</text:p>
          </table:table-cell>
          <table:table-cell table:style-name="ce17" office:value-type="string" calcext:value-type="string">
            <text:p>13 Bd des Martyrs Nantais de la résistance</text:p>
          </table:table-cell>
          <table:table-cell table:style-name="ce42" office:value-type="string" calcext:value-type="string">
            <text:p>Tram L2/L3, arrêt Wattignies</text:p>
          </table:table-cell>
          <table:table-cell table:style-name="ce46" office:value-type="float" office:value="44000" calcext:value-type="float">
            <text:p>44000</text:p>
          </table:table-cell>
          <table:table-cell table:style-name="ce17" office:value-type="string" calcext:value-type="string">
            <text:p>Nantes</text:p>
          </table:table-cell>
          <table:table-cell table:style-name="ce17"/>
          <table:table-cell table:style-name="ce17" office:value-type="string" calcext:value-type="string">
            <text:p>lepignon@spationautes.fr</text:p>
          </table:table-cell>
          <table:table-cell table:style-name="ce56" office:value-type="string" calcext:value-type="string">
            <text:p><text:a xlink:href="https://www.spationautes.fr/atelier-du-pignon.html" xlink:type="simple">https://www.spationautes.fr/atelier-du-pignon.html</text:a></text:p>
          </table:table-cell>
          <table:table-cell table:style-name="ce63"/>
          <table:table-cell table:style-name="ce25" office:value-type="string" calcext:value-type="string">
            <text:p><text:a xlink:href="https://www.facebook.com/atelierdupignon/" xlink:type="simple">https://www.facebook.com/atelierdupignon/</text:a></text:p>
          </table:table-cell>
          <table:table-cell table:style-name="ce17"/>
          <table:table-cell table:style-name="ce17" office:value-type="string" calcext:value-type="string">
            <text:p>reparation_velo</text:p>
          </table:table-cell>
          <table:table-cell table:style-name="ce17" office:value-type="string" calcext:value-type="string">
            <text:p>non</text:p>
          </table:table-cell>
          <table:table-cell table:style-name="ce17" office:value-type="string" calcext:value-type="string">
            <text:p>adhésion de 10 euros ou 20 euros (adhésion de soutient) pour 1 an</text:p>
          </table:table-cell>
          <table:table-cell table:style-name="ce17" office:value-type="string" calcext:value-type="string">
            <text:p>Albine JAURE lepignon@spationautes.fr</text:p>
          </table:table-cell>
          <table:table-cell table:style-name="ce71" office:value-type="string" calcext:value-type="string">
            <text:p>oui</text:p>
          </table:table-cell>
          <table:table-cell table:style-name="ce76" office:value-type="string" calcext:value-type="string">
            <text:p>oui</text:p>
          </table:table-cell>
          <table:table-cell table:style-name="ce18" office:value-type="string" calcext:value-type="string">
            <text:p>Rempli sur formulaire par la structure 11/2017.</text:p>
          </table:table-cell>
          <table:table-cell table:style-name="ce80" office:value-type="string" calcext:value-type="string">
            <text:p>47.204099</text:p>
          </table:table-cell>
          <table:table-cell table:style-name="ce2" office:value-type="string" calcext:value-type="string">
            <text:p>-1.546304</text:p>
          </table:table-cell>
          <table:table-cell table:style-name="ce80" table:number-columns-repeated="3"/>
          <table:table-cell table:style-name="ce79" table:number-columns-repeated="2"/>
          <table:table-cell table:number-columns-repeated="992"/>
        </table:table-row>
        <table:table-row table:style-name="ro1">
          <table:table-cell table:style-name="ce2" office:value-type="string" calcext:value-type="string">
            <text:p>repaircafe_bricoveloplaceauvelo</text:p>
          </table:table-cell>
          <table:table-cell table:style-name="ce4" office:value-type="string" calcext:value-type="string">
            <text:p>Brico-vélo Place au vélo</text:p>
          </table:table-cell>
          <table:table-cell table:style-name="ce14" office:value-type="string" calcext:value-type="string">
            <text:p>Association</text:p>
          </table:table-cell>
          <table:table-cell table:style-name="ce17" office:value-type="string" calcext:value-type="string">
            <text:p>Apprendre à entretenir et réparer son vélo dans notre atelier participatif place Viarme à Nantes</text:p>
          </table:table-cell>
          <table:table-cell table:style-name="ce17" office:value-type="string" calcext:value-type="string">
            <text:p>L’atelier est ouvert les 1er et 3ème samedis du mois 14h-18h, et les 1er et 3ème jeudis du mois 17h-20h. L'atelier est animé par des bénévoles et un salarié de Place au Vélo. En y participant, vous êtes acteur de la réparation de votre vélo ! Nous vous expliquerons comment effectuer les réglages et les réparations, et ensuite… à vous de jouer ! <text:s/>Place au Vélo fournit les outils. Quelques pièces neuves (gaines et câbles) sont vendues sur place, pour les autres pièces, nous vous invitons à vous les procurer chez les vélocistes au préalable. Ces ateliers sont gratuits, sans inscription et ouverts à tous. Seule l’adhésion à l’association est demandée, pour des raisons d’assurance. Nous vous demanderons également de lire la charte de fonctionnement de notre atelier et d’émarger à chaque passage.</text:p>
          </table:table-cell>
          <table:table-cell table:style-name="ce24" office:value-type="string" calcext:value-type="string">
            <text:p><text:a xlink:href="http://mieuxtrieranantes.fr/docs/medias/AteliersReparationCollaboratifsLoireAtlantique/BricoVeloPlaceAuVelo/BricoVeloPlaceAuVelo_Logo.png" xlink:type="simple">http://mieuxtrieranantes.fr/docs/medias/AteliersReparationCollaboratifsLoireAtlantique/BricoVeloPlaceAuVelo/BricoVeloPlaceAuVelo_Logo.png</text:a></text:p>
          </table:table-cell>
          <table:table-cell table:style-name="ce31" office:value-type="string" calcext:value-type="string">
            <text:p><text:a xlink:href="http://mieuxtrieranantes.fr/docs/medias/AteliersReparationCollaboratifsLoireAtlantique/BricoVeloPlaceAuVelo/BricoVeloPlaceAuVelo_01.jpg" xlink:type="simple">http://mieuxtrieranantes.fr/docs/medias/AteliersReparationCollaboratifsLoireAtlantique/BricoVeloPlaceAuVelo/BricoVeloPlaceAuVelo_01.jpg</text:a></text:p>
          </table:table-cell>
          <table:table-cell table:style-name="ce17" office:value-type="string" calcext:value-type="string">
            <text:p>1er et 3ème samedis du mois 14h-18h, et les 1er et 3ème jeudis du mois 17h-20h</text:p>
          </table:table-cell>
          <table:table-cell table:style-name="ce17" office:value-type="string" calcext:value-type="string">
            <text:p>1 rue d'Auvours</text:p>
          </table:table-cell>
          <table:table-cell table:style-name="ce42"/>
          <table:table-cell table:style-name="ce46" office:value-type="float" office:value="44000" calcext:value-type="float">
            <text:p>44000</text:p>
          </table:table-cell>
          <table:table-cell table:style-name="ce17" office:value-type="string" calcext:value-type="string">
            <text:p>Nantes</text:p>
          </table:table-cell>
          <table:table-cell table:style-name="ce47" office:value-type="float" office:value="240200400" calcext:value-type="float">
            <text:p>240200400</text:p>
          </table:table-cell>
          <table:table-cell table:style-name="ce17" office:value-type="string" calcext:value-type="string">
            <text:p>nantes@fubicy.org</text:p>
          </table:table-cell>
          <table:table-cell table:style-name="ce56" office:value-type="string" calcext:value-type="string">
            <text:p><text:a xlink:href="http://placeauvelo-nantes.fr/controles-techniques/" xlink:type="simple">http://placeauvelo-nantes.fr/controles-techniques/</text:a></text:p>
          </table:table-cell>
          <table:table-cell table:style-name="ce63"/>
          <table:table-cell table:style-name="ce24" office:value-type="string" calcext:value-type="string">
            <text:p><text:a xlink:href="https://www.facebook.com/placeauvelonantes" xlink:type="simple">https://www.facebook.com/placeauvelonantes</text:a></text:p>
          </table:table-cell>
          <table:table-cell table:style-name="ce17" office:value-type="string" calcext:value-type="string">
            <text:p>@pavelo_nantes</text:p>
          </table:table-cell>
          <table:table-cell table:style-name="ce17" office:value-type="string" calcext:value-type="string">
            <text:p>reparation_velo</text:p>
          </table:table-cell>
          <table:table-cell table:style-name="ce17" office:value-type="string" calcext:value-type="string">
            <text:p>non</text:p>
          </table:table-cell>
          <table:table-cell table:style-name="ce17" office:value-type="string" calcext:value-type="string">
            <text:p>gratuit (mais adhésion nécessaire)</text:p>
          </table:table-cell>
          <table:table-cell table:style-name="ce17" office:value-type="string" calcext:value-type="string">
            <text:p>nantes@fubicy.org</text:p>
          </table:table-cell>
          <table:table-cell table:style-name="ce71" office:value-type="string" calcext:value-type="string">
            <text:p>oui</text:p>
          </table:table-cell>
          <table:table-cell table:style-name="ce76" office:value-type="string" calcext:value-type="string">
            <text:p>oui</text:p>
          </table:table-cell>
          <table:table-cell table:style-name="ce18" office:value-type="string" calcext:value-type="string">
            <text:p>Rempli sur formulaire par la structure 11/2017.</text:p>
          </table:table-cell>
          <table:table-cell table:style-name="ce80" office:value-type="string" calcext:value-type="string">
            <text:p>47.221228</text:p>
          </table:table-cell>
          <table:table-cell table:style-name="ce2" office:value-type="string" calcext:value-type="string">
            <text:p>-1.563711</text:p>
          </table:table-cell>
          <table:table-cell table:style-name="ce80" table:number-columns-repeated="3"/>
          <table:table-cell table:style-name="ce79" table:number-columns-repeated="2"/>
          <table:table-cell table:number-columns-repeated="992"/>
        </table:table-row>
        <table:table-row table:style-name="ro1">
          <table:table-cell table:style-name="ce2" office:value-type="string" calcext:value-type="string">
            <text:p>repaircafe_atao</text:p>
          </table:table-cell>
          <table:table-cell table:style-name="ce6" office:value-type="string" calcext:value-type="string">
            <text:p>ATAO</text:p>
          </table:table-cell>
          <table:table-cell table:style-name="ce2" office:value-type="string" calcext:value-type="string">
            <text:p>Association</text:p>
          </table:table-cell>
          <table:table-cell table:style-name="ce18" office:value-type="string" calcext:value-type="string">
            <text:p>ATAO - Entreprise Sociale Apprenante - a pour mission l’accueil, l’accompagnement et la professionnalisation de publics en situation de précarité ou d'exclusion.</text:p>
          </table:table-cell>
          <table:table-cell table:style-name="ce2" office:value-type="string" calcext:value-type="string">
            <text:p>Parmi ses 7 activités, l'association pilote un Atelier Vélo. Ses activités de recyclage, de vente et de réparation parcourent le territoire. Dans le cadre de ses sorties, l'équipe de l'Atelier Vélo anime des diagnostics, des petits réglages et des réparations avec le public.</text:p>
          </table:table-cell>
          <table:table-cell table:style-name="ce26"/>
          <table:table-cell table:style-name="ce2"/>
          <table:table-cell table:style-name="ce2" office:value-type="string" calcext:value-type="string">
            <text:p>Selon les évènements et les partenaires du territoire</text:p>
          </table:table-cell>
          <table:table-cell table:style-name="ce37" office:value-type="string" calcext:value-type="string">
            <text:p>Selon les évènements et les partenaires du territoire</text:p>
          </table:table-cell>
          <table:table-cell table:style-name="ce37" office:value-type="string" calcext:value-type="string">
            <text:p>Atelier Vélo : 7 rue du Lamineur</text:p>
          </table:table-cell>
          <table:table-cell table:style-name="ce2" office:value-type="float" office:value="44086" calcext:value-type="float">
            <text:p>44086</text:p>
          </table:table-cell>
          <table:table-cell table:style-name="ce2" office:value-type="string" calcext:value-type="string">
            <text:p>Saint-Herblain</text:p>
          </table:table-cell>
          <table:table-cell table:style-name="ce2" office:value-type="float" office:value="240928900" calcext:value-type="float">
            <text:p>240928900</text:p>
          </table:table-cell>
          <table:table-cell table:style-name="ce49" office:value-type="string" calcext:value-type="string">
            <text:p>velo@atao-insertion.fr</text:p>
          </table:table-cell>
          <table:table-cell table:style-name="ce57" office:value-type="string" calcext:value-type="string">
            <text:p><text:a xlink:href="https://www.atao-insertion.fr/" xlink:type="simple">https://www.atao-insertion.fr</text:a></text:p>
          </table:table-cell>
          <table:table-cell/>
          <table:table-cell table:style-name="ce27" office:value-type="string" calcext:value-type="string">
            <text:p><text:a xlink:href="https://www.facebook.com/ATAOnantes/" xlink:type="simple">https://www.facebook.com/ATAOnantes/</text:a></text:p>
          </table:table-cell>
          <table:table-cell table:style-name="ce67"/>
          <table:table-cell table:style-name="ce2" office:value-type="string" calcext:value-type="string">
            <text:p>reparation_velo</text:p>
          </table:table-cell>
          <table:table-cell table:style-name="ce2" office:value-type="string" calcext:value-type="string">
            <text:p>non</text:p>
          </table:table-cell>
          <table:table-cell table:style-name="ce2" office:value-type="string" calcext:value-type="string">
            <text:p>Solidaire</text:p>
          </table:table-cell>
          <table:table-cell table:style-name="ce69" office:value-type="string" calcext:value-type="string">
            <text:p>Godel Natacha</text:p>
          </table:table-cell>
          <table:table-cell table:style-name="ce72" office:value-type="string" calcext:value-type="string">
            <text:p>oui</text:p>
          </table:table-cell>
          <table:table-cell table:style-name="ce76" office:value-type="string" calcext:value-type="string">
            <text:p>oui</text:p>
          </table:table-cell>
          <table:table-cell table:style-name="ce2" office:value-type="string" calcext:value-type="string">
            <text:p>Rempli sur formulaire par la structure 11/2017.</text:p>
          </table:table-cell>
          <table:table-cell table:style-name="ce80" office:value-type="string" calcext:value-type="string">
            <text:p>47.218866</text:p>
          </table:table-cell>
          <table:table-cell table:style-name="ce2" office:value-type="string" calcext:value-type="string">
            <text:p>-1.645309</text:p>
          </table:table-cell>
          <table:table-cell table:style-name="ce80" table:number-columns-repeated="3"/>
          <table:table-cell table:style-name="ce79" table:number-columns-repeated="2"/>
          <table:table-cell table:number-columns-repeated="992"/>
        </table:table-row>
        <table:table-row table:style-name="ro1">
          <table:table-cell table:style-name="ce2" office:value-type="string" calcext:value-type="string">
            <text:p>repaircafe_chantenay</text:p>
          </table:table-cell>
          <table:table-cell table:style-name="ce7" office:value-type="string" calcext:value-type="string">
            <text:p>Atelier de réparation coopérative de Chantenay</text:p>
          </table:table-cell>
          <table:table-cell table:style-name="ce15" office:value-type="string" calcext:value-type="string">
            <text:p>Association</text:p>
          </table:table-cell>
          <table:table-cell table:style-name="ce2" office:value-type="string" calcext:value-type="string">
            <text:p>Service de réparation de vélos. Service de dépannage d’appareils électroménagers</text:p>
          </table:table-cell>
          <table:table-cell table:style-name="ce18" office:value-type="string" calcext:value-type="string">
            <text:p>Type de "service" proposé : aide au diagnostique et à la réparation des pannes des "objets et appareils de la maison" - spécialisation et pièces détachées réemployées pour le vélo, mise à disposition d'outillage et d'équipement de réparation ; prendre contact par email pour les objets encombrants.&lt;br/&gt;&lt;br/&gt;Cotisation d'adhésion : 10€ pour les mineurs accompagnés et les 16-18ans, de 15€ à 60€ pour les adultes en fonction des revenus du foyer </text:p>
          </table:table-cell>
          <table:table-cell table:style-name="ce27" office:value-type="string" calcext:value-type="string">
            <text:p><text:a xlink:href="http://mieuxtrieranantes.fr/docs/medias/AteliersReparationCollaboratifsLoireAtlantique/AtelierReparationCooperativeChantenay/Logo_AtelierCoopChantenay.png" xlink:type="simple">http://mieuxtrieranantes.fr/docs/medias/AteliersReparationCollaboratifsLoireAtlantique/AtelierReparationCooperativeChantenay/Logo_AtelierCoopChantenay.png</text:a></text:p>
          </table:table-cell>
          <table:table-cell table:style-name="ce34" office:value-type="string" calcext:value-type="string">
            <text:p><text:a xlink:href="http://mieuxtrieranantes.fr/docs/medias/AteliersReparationCollaboratifsLoireAtlantique/AtelierReparationCooperativeChantenay/AtelierReparationCooperativeChantenay01.jpg,http://mieuxtrieranantes.fr/docs/medias/AteliersReparationCollaboratifsLoireAtlantique/AtelierReparationCooperativeChantenay/AtelierReparationCooperativeChantenay02.jpg,https://ateliercoopchantenay.wordpress.com/#jp-carousel-1078" xlink:type="simple">http://mieuxtrieranantes.fr/docs/medias/AteliersReparationCollaboratifsLoireAtlantique/AtelierReparationCooperativeChantenay/AtelierReparationCooperativeChantenay01.jpg,http://mieuxtrieranantes.fr/docs/medias/AteliersReparationCollaboratifsLoireAtlantique/AtelierReparationCooperativeChantenay/AtelierReparationCooperativeChantenay02.jpg,https://ateliercoopchantenay.wordpress.com/#jp-carousel-1078</text:a></text:p>
          </table:table-cell>
          <table:table-cell table:style-name="ce2" office:value-type="string" calcext:value-type="string">
            <text:p>Permanences : lundis 9h30-12h30, 1er et 3ème mardis du mois 20h30-22h30, jeudis 16h30-20h30, vendredis 12h15-14h15</text:p>
          </table:table-cell>
          <table:table-cell table:style-name="ce2" office:value-type="string" calcext:value-type="string">
            <text:p>30 boulevard de Chantenay</text:p>
          </table:table-cell>
          <table:table-cell table:style-name="ce37"/>
          <table:table-cell table:style-name="ce37" office:value-type="float" office:value="44100" calcext:value-type="float">
            <text:p>44100</text:p>
          </table:table-cell>
          <table:table-cell table:style-name="ce2" office:value-type="string" calcext:value-type="string">
            <text:p>NANTES</text:p>
          </table:table-cell>
          <table:table-cell table:style-name="ce2"/>
          <table:table-cell table:style-name="ce2" office:value-type="string" calcext:value-type="string">
            <text:p>ateliercoopchantenay@gmail.com</text:p>
          </table:table-cell>
          <table:table-cell table:style-name="ce58" office:value-type="string" calcext:value-type="string">
            <text:p>http//:atelierccoopchantenay.wordpress.com</text:p>
          </table:table-cell>
          <table:table-cell table:style-name="ce57" office:value-type="string" calcext:value-type="string">
            <text:p><text:a xlink:href="https://facebook.com/profile.php?id=1443275402395039" xlink:type="simple">https://facebook.com/profile.php?id=1443275402395039</text:a></text:p>
          </table:table-cell>
          <table:table-cell table:number-columns-repeated="2"/>
          <table:table-cell table:style-name="ce67" office:value-type="string" calcext:value-type="string">
            <text:p>reparation_velo</text:p>
          </table:table-cell>
          <table:table-cell/>
          <table:table-cell table:style-name="ce18"/>
          <table:table-cell table:style-name="ce2" office:value-type="string" calcext:value-type="string">
            <text:p>Olivier Narioo 06 89 35 20 05</text:p>
          </table:table-cell>
          <table:table-cell table:style-name="ce69" office:value-type="string" calcext:value-type="string">
            <text:p>oui</text:p>
          </table:table-cell>
          <table:table-cell table:style-name="ce72" office:value-type="string" calcext:value-type="string">
            <text:p>oui</text:p>
          </table:table-cell>
          <table:table-cell table:style-name="ce18" office:value-type="string" calcext:value-type="string">
            <text:p>Envoyé par mail par la structure, 09/2017</text:p>
          </table:table-cell>
          <table:table-cell table:style-name="ce80" office:value-type="string" calcext:value-type="string">
            <text:p>47.196259</text:p>
          </table:table-cell>
          <table:table-cell table:style-name="ce2" office:value-type="string" calcext:value-type="string">
            <text:p>-1.590683</text:p>
          </table:table-cell>
          <table:table-cell table:style-name="ce80" office:value-type="string" calcext:value-type="string">
            <text:p>Type of "service" proposed: assistance in the diagnosis and repair of breakdowns of "household objects and appliances" - specialization and re-used spare parts for bicycles, provision of repair tools and equipment; contact by email for bulky items &lt;br/&gt; &lt;br/&gt; Membership fee: 10 € for accompanied minors and 16-18 years old, from 15 € to 60 € for adults according to household income</text:p>
          </table:table-cell>
          <table:table-cell table:style-name="ce80" table:number-columns-repeated="2"/>
          <table:table-cell table:style-name="ce79" table:number-columns-repeated="2"/>
          <table:table-cell table:number-columns-repeated="992"/>
        </table:table-row>
        <table:table-row table:style-name="ro1">
          <table:table-cell table:style-name="ce2" office:value-type="string" calcext:value-type="string">
            <text:p>repaircafe_repaircafevignoblenantais</text:p>
          </table:table-cell>
          <table:table-cell table:style-name="ce8" office:value-type="string" calcext:value-type="string">
            <text:p>Repair Café du vignoble nantais</text:p>
          </table:table-cell>
          <table:table-cell table:style-name="ce15" office:value-type="string" calcext:value-type="string">
            <text:p>Association</text:p>
          </table:table-cell>
          <table:table-cell table:style-name="ce2" office:value-type="string" calcext:value-type="string">
            <text:p>Réparation et diagnostic de petit électro-ménager, informatique, vêtements et vélos</text:p>
          </table:table-cell>
          <table:table-cell table:style-name="ce18"/>
          <table:table-cell table:style-name="ce2" office:value-type="string" calcext:value-type="string">
            <text:p>OUI</text:p>
          </table:table-cell>
          <table:table-cell table:style-name="ce35"/>
          <table:table-cell table:style-name="ce2" office:value-type="string" calcext:value-type="string">
            <text:p>Pas de permanence, pas de lieu fixe. En général un samedi matin par mois dans les communes du vignoble (9h30 - 12h30)</text:p>
          </table:table-cell>
          <table:table-cell table:style-name="ce2" office:value-type="string" calcext:value-type="string">
            <text:p>19B l'Aiguillette</text:p>
          </table:table-cell>
          <table:table-cell table:style-name="ce37" office:value-type="string" calcext:value-type="string">
            <text:p>(siège social)</text:p>
          </table:table-cell>
          <table:table-cell table:style-name="ce37" office:value-type="float" office:value="44330" calcext:value-type="float">
            <text:p>44330</text:p>
          </table:table-cell>
          <table:table-cell table:style-name="ce2" office:value-type="string" calcext:value-type="string">
            <text:p>MOUZILLON</text:p>
          </table:table-cell>
          <table:table-cell/>
          <table:table-cell table:style-name="ce2" office:value-type="string" calcext:value-type="string">
            <text:p>repaircafe.vignoble@gmail.com</text:p>
          </table:table-cell>
          <table:table-cell table:style-name="ce59" office:value-type="string" calcext:value-type="string">
            <text:p><text:a xlink:href="http://repaircafevignoblenantais.fr/" xlink:type="simple">repaircafevignoblenantais.fr</text:a></text:p>
          </table:table-cell>
          <table:table-cell table:style-name="ce57" office:value-type="string" calcext:value-type="string">
            <text:p><text:a xlink:href="https://www.facebook.com/Repair-Cafe-Vignoble-nantais-1014359055252339/" xlink:type="simple">https://www.facebook.com/Repair-Cafe-Vignoble-nantais-1014359055252339/</text:a></text:p>
          </table:table-cell>
          <table:table-cell table:number-columns-repeated="2"/>
          <table:table-cell table:style-name="ce2" office:value-type="string" calcext:value-type="string">
            <text:p>petit électro-ménager, informatique, vêtements, vélos</text:p>
          </table:table-cell>
          <table:table-cell table:style-name="ce2" office:value-type="string" calcext:value-type="string">
            <text:p>oui</text:p>
          </table:table-cell>
          <table:table-cell table:style-name="ce18" office:value-type="string" calcext:value-type="string">
            <text:p>Accès gratuit</text:p>
          </table:table-cell>
          <table:table-cell table:style-name="ce2" office:value-type="string" calcext:value-type="string">
            <text:p>Anne Dessen 06 11 80 39 42</text:p>
          </table:table-cell>
          <table:table-cell table:style-name="ce69" office:value-type="string" calcext:value-type="string">
            <text:p>oui</text:p>
          </table:table-cell>
          <table:table-cell table:style-name="ce72" office:value-type="string" calcext:value-type="string">
            <text:p>oui</text:p>
          </table:table-cell>
          <table:table-cell table:style-name="ce18" office:value-type="string" calcext:value-type="string">
            <text:p>Direct</text:p>
          </table:table-cell>
          <table:table-cell table:style-name="ce80" office:value-type="string" calcext:value-type="string">
            <text:p>47.126151</text:p>
          </table:table-cell>
          <table:table-cell table:style-name="ce2" office:value-type="string" calcext:value-type="string">
            <text:p>-1.296082</text:p>
          </table:table-cell>
          <table:table-cell table:style-name="ce79" table:number-columns-repeated="5"/>
          <table:table-cell table:number-columns-repeated="992"/>
        </table:table-row>
        <table:table-row table:style-name="ro1" table:number-rows-repeated="99">
          <table:table-cell/>
          <table:table-cell table:style-name="ce11"/>
          <table:table-cell table:style-name="ce16"/>
          <table:table-cell/>
          <table:table-cell table:style-name="ce23"/>
          <table:table-cell/>
          <table:table-cell table:style-name="ce35"/>
          <table:table-cell/>
          <table:table-cell table:style-name="ce23"/>
          <table:table-cell table:style-name="ce44" table:number-columns-repeated="2"/>
          <table:table-cell table:style-name="ce23"/>
          <table:table-cell table:number-columns-repeated="2"/>
          <table:table-cell table:style-name="ce61"/>
          <table:table-cell table:style-name="ce65"/>
          <table:table-cell table:number-columns-repeated="4"/>
          <table:table-cell table:style-name="ce23"/>
          <table:table-cell/>
          <table:table-cell table:style-name="ce74"/>
          <table:table-cell table:style-name="ce77"/>
          <table:table-cell table:style-name="ce23"/>
          <table:table-cell table:style-name="ce79" table:number-columns-repeated="7"/>
          <table:table-cell table:number-columns-repeated="992"/>
        </table:table-row>
        <table:table-row table:style-name="ro1" table:number-rows-repeated="885">
          <table:table-cell/>
          <table:table-cell table:style-name="ce12"/>
          <table:table-cell table:style-name="ce16"/>
          <table:table-cell/>
          <table:table-cell table:style-name="ce23"/>
          <table:table-cell/>
          <table:table-cell table:style-name="ce35"/>
          <table:table-cell/>
          <table:table-cell table:style-name="ce23"/>
          <table:table-cell table:style-name="ce44" table:number-columns-repeated="2"/>
          <table:table-cell table:style-name="ce23"/>
          <table:table-cell table:number-columns-repeated="2"/>
          <table:table-cell table:style-name="ce61"/>
          <table:table-cell table:style-name="ce65"/>
          <table:table-cell table:number-columns-repeated="4"/>
          <table:table-cell table:style-name="ce23"/>
          <table:table-cell/>
          <table:table-cell table:style-name="ce74"/>
          <table:table-cell table:style-name="ce77"/>
          <table:table-cell table:style-name="ce23"/>
          <table:table-cell table:style-name="ce79" table:number-columns-repeated="7"/>
          <table:table-cell table:number-columns-repeated="992"/>
        </table:table-row>
        <table:table-row table:style-name="ro2" table:number-rows-repeated="1047571">
          <table:table-cell table:number-columns-repeated="1024"/>
        </table:table-row>
        <table:table-row table:style-name="ro3" table:number-rows-repeated="7">
          <table:table-cell table:number-columns-repeated="1024"/>
        </table:table-row>
        <table:table-row table:style-name="ro3">
          <table:table-cell table:number-columns-repeated="1024"/>
        </table:table-row>
        <calcext:conditional-formats>
          <calcext:conditional-format calcext:target-range-address="AteliersReparationCollaboratifs.X1:AteliersReparationCollaboratifs.X997 AteliersReparationCollaboratifs.W11:AteliersReparationCollaboratifs.W11">
            <calcext:condition calcext:apply-style-name="ConditionalStyle_1" calcext:value="contains-text(&quot;oui&quot;)" calcext:base-cell-address="AteliersReparationCollaboratifs.W1"/>
          </calcext:conditional-format>
          <calcext:conditional-format calcext:target-range-address="AteliersReparationCollaboratifs.X1:AteliersReparationCollaboratifs.X997 AteliersReparationCollaboratifs.W11:AteliersReparationCollaboratifs.W11">
            <calcext:condition calcext:apply-style-name="ConditionalStyle_1" calcext:value="contains-text(&quot;non&quot;)" calcext:base-cell-address="AteliersReparationCollaboratifs.W1"/>
          </calcext:conditional-format>
          <calcext:conditional-format calcext:target-range-address="AteliersReparationCollaboratifs.W1:AteliersReparationCollaboratifs.W10 AteliersReparationCollaboratifs.V11:AteliersReparationCollaboratifs.V11 AteliersReparationCollaboratifs.W12:AteliersReparationCollaboratifs.W997">
            <calcext:condition calcext:apply-style-name="ConditionalStyle_1" calcext:value="contains-text(&quot;oui&quot;)" calcext:base-cell-address="AteliersReparationCollaboratifs.V1"/>
          </calcext:conditional-format>
          <calcext:conditional-format calcext:target-range-address="AteliersReparationCollaboratifs.W1:AteliersReparationCollaboratifs.W10 AteliersReparationCollaboratifs.V11:AteliersReparationCollaboratifs.V11 AteliersReparationCollaboratifs.W12:AteliersReparationCollaboratifs.W997">
            <calcext:condition calcext:apply-style-name="ConditionalStyle_1" calcext:value="contains-text(&quot;non&quot;)" calcext:base-cell-address="AteliersReparationCollaboratifs.V1"/>
          </calcext:conditional-format>
          <calcext:conditional-format calcext:target-range-address="AteliersReparationCollaboratifs.O1:AteliersReparationCollaboratifs.O10 AteliersReparationCollaboratifs.N11:AteliersReparationCollaboratifs.N11 AteliersReparationCollaboratifs.O12:AteliersReparationCollaboratifs.O997">
            <calcext:condition calcext:apply-style-name="ConditionalStyle_1" calcext:value="begins-with(&quot;http://&quot;)" calcext:base-cell-address="AteliersReparationCollaboratifs.N1"/>
          </calcext:conditional-format>
          <calcext:conditional-format calcext:target-range-address="AteliersReparationCollaboratifs.O1:AteliersReparationCollaboratifs.O10 AteliersReparationCollaboratifs.N11:AteliersReparationCollaboratifs.N11 AteliersReparationCollaboratifs.O12:AteliersReparationCollaboratifs.O997">
            <calcext:condition calcext:apply-style-name="ConditionalStyle_1" calcext:value="begins-with(&quot;https://&quot;)" calcext:base-cell-address="AteliersReparationCollaboratifs.N1"/>
          </calcext:conditional-format>
          <calcext:conditional-format calcext:target-range-address="AteliersReparationCollaboratifs.P1:AteliersReparationCollaboratifs.P1">
            <calcext:condition calcext:apply-style-name="ConditionalStyle_1" calcext:value="begins-with(&quot;https://facebook&quot;)" calcext:base-cell-address="AteliersReparationCollaboratifs.P1"/>
          </calcext:conditional-format>
          <calcext:conditional-format calcext:target-range-address="AteliersReparationCollaboratifs.C1:AteliersReparationCollaboratifs.C10 AteliersReparationCollaboratifs.B11:AteliersReparationCollaboratifs.B11 AteliersReparationCollaboratifs.C12:AteliersReparationCollaboratifs.C997">
            <calcext:condition calcext:apply-style-name="ConditionalStyle_1" calcext:value="begins-with(&quot;Association&quot;)" calcext:base-cell-address="AteliersReparationCollaboratifs.B1"/>
          </calcext:conditional-format>
          <calcext:conditional-format calcext:target-range-address="AteliersReparationCollaboratifs.C1:AteliersReparationCollaboratifs.C10 AteliersReparationCollaboratifs.B11:AteliersReparationCollaboratifs.B11 AteliersReparationCollaboratifs.C12:AteliersReparationCollaboratifs.C997">
            <calcext:condition calcext:apply-style-name="ConditionalStyle_1" calcext:value="begins-with(&quot;Entreprise&quot;)" calcext:base-cell-address="AteliersReparationCollaboratifs.B1"/>
          </calcext:conditional-format>
          <calcext:conditional-format calcext:target-range-address="AteliersReparationCollaboratifs.C1:AteliersReparationCollaboratifs.C10 AteliersReparationCollaboratifs.B11:AteliersReparationCollaboratifs.B11 AteliersReparationCollaboratifs.C12:AteliersReparationCollaboratifs.C997">
            <calcext:condition calcext:apply-style-name="ConditionalStyle_1" calcext:value="begins-with(&quot;SCOP&quot;)" calcext:base-cell-address="AteliersReparationCollaboratifs.B1"/>
          </calcext:conditional-format>
          <calcext:conditional-format calcext:target-range-address="AteliersReparationCollaboratifs.J14:AteliersReparationCollaboratifs.J997 AteliersReparationCollaboratifs.K1:AteliersReparationCollaboratifs.K10 AteliersReparationCollaboratifs.I11:AteliersReparationCollaboratifs.I11 AteliersReparationCollaboratifs.K12:AteliersReparationCollaboratifs.K997 AteliersReparationCollaboratifs.J1:AteliersReparationCollaboratifs.J13">
            <calcext:condition calcext:apply-style-name="ConditionalStyle_1" calcext:value="formula-is(isnumber)" calcext:base-cell-address="AteliersReparationCollaboratifs.I1"/>
          </calcext:conditional-format>
          <calcext:conditional-format calcext:target-range-address="AteliersReparationCollaboratifs.C1:AteliersReparationCollaboratifs.C10 AteliersReparationCollaboratifs.B11:AteliersReparationCollaboratifs.B11 AteliersReparationCollaboratifs.C12:AteliersReparationCollaboratifs.C997">
            <calcext:condition calcext:apply-style-name="ConditionalStyle_1" calcext:value="contains-text(&quot;Collectif&quot;)" calcext:base-cell-address="AteliersReparationCollaboratifs.B1"/>
          </calcext:conditional-format>
          <calcext:conditional-format calcext:target-range-address="AteliersReparationCollaboratifs.G1:AteliersReparationCollaboratifs.G10 AteliersReparationCollaboratifs.F11:AteliersReparationCollaboratifs.F11 AteliersReparationCollaboratifs.G12:AteliersReparationCollaboratifs.G997">
            <calcext:condition calcext:apply-style-name="ConditionalStyle_1" calcext:value="begins-with(&quot;http&quot;)" calcext:base-cell-address="AteliersReparationCollaboratifs.F1"/>
          </calcext:conditional-format>
          <calcext:conditional-format calcext:target-range-address="AteliersReparationCollaboratifs.P1:AteliersReparationCollaboratifs.P10 AteliersReparationCollaboratifs.O11:AteliersReparationCollaboratifs.O11 AteliersReparationCollaboratifs.P12:AteliersReparationCollaboratifs.P997">
            <calcext:condition calcext:apply-style-name="ConditionalStyle_1" calcext:value="begins-with(&quot;https://www.facebook.com&quot;)" calcext:base-cell-address="AteliersReparationCollaboratifs.O1"/>
          </calcext:conditional-format>
        </calcext:conditional-formats>
      </table:table>
      <table:table table:name="CommentRemplir" table:style-name="ta2">
        <office:forms form:automatic-focus="false" form:apply-design-mode="false"/>
        <table:table-column table:style-name="co3" table:default-cell-style-name="Default"/>
        <table:table-column table:style-name="co13" table:default-cell-style-name="Default"/>
        <table:table-column table:style-name="co3" table:number-columns-repeated="1022" table:default-cell-style-name="Default"/>
        <table:table-row table:style-name="ro1">
          <table:table-cell table:style-name="ce9" office:value-type="string" calcext:value-type="string">
            <text:p>Comment renseigner la liste ?</text:p>
          </table:table-cell>
          <table:table-cell table:style-name="ce36"/>
          <table:table-cell table:number-columns-repeated="1022"/>
        </table:table-row>
        <table:table-row table:style-name="ro1">
          <table:table-cell/>
          <table:table-cell table:style-name="ce36"/>
          <table:table-cell table:number-columns-repeated="1022"/>
        </table:table-row>
        <table:table-row table:style-name="ro4">
          <table:table-cell office:value-type="string" calcext:value-type="string">
            <text:p>Le formulaire est ici</text:p>
          </table:table-cell>
          <table:table-cell table:style-name="ce152" office:value-type="string" calcext:value-type="string">
            <text:p><text:a xlink:href="https://docs.google.com/forms/d/e/1FAIpQLSd95D0AvY4B7biFf7tQz5TNDDg5_4wZXP4U3IOlxkS4McCrxw/viewform" xlink:type="simple">https://docs.google.com/forms/d/e/1FAIpQLSd95D0AvY4B7biFf7tQz5TNDDg5_4wZXP4U3IOlxkS4McCrxw/viewform</text:a> </text:p>
          </table:table-cell>
          <table:table-cell table:number-columns-repeated="1022"/>
        </table:table-row>
        <table:table-row table:style-name="ro5">
          <table:table-cell/>
          <table:table-cell table:style-name="ce36"/>
          <table:table-cell table:number-columns-repeated="1022"/>
        </table:table-row>
        <table:table-row table:style-name="ro1">
          <table:table-cell table:style-name="ce9" office:value-type="string" calcext:value-type="string">
            <text:p>Ne pas mettre de données personnelles mais les coordonnées <text:s/>de la structure (personne morale)</text:p>
          </table:table-cell>
          <table:table-cell table:style-name="ce36"/>
          <table:table-cell table:number-columns-repeated="1022"/>
        </table:table-row>
        <table:table-row table:style-name="ro1">
          <table:table-cell table:style-name="ce2" office:value-type="string" calcext:value-type="string">
            <text:p>Si une structure possède plusieurs lieux réguliers, mettre une ligne par lieu.</text:p>
          </table:table-cell>
          <table:table-cell table:style-name="ce36"/>
          <table:table-cell table:number-columns-repeated="1022"/>
        </table:table-row>
        <table:table-row table:style-name="ro1">
          <table:table-cell/>
          <table:table-cell table:style-name="ce36"/>
          <table:table-cell table:number-columns-repeated="1022"/>
        </table:table-row>
        <table:table-row table:style-name="ro1">
          <table:table-cell table:style-name="ce2" office:value-type="string" calcext:value-type="string">
            <text:p>Sur fond bleu ce qui est obligatoire.</text:p>
          </table:table-cell>
          <table:table-cell table:style-name="ce36"/>
          <table:table-cell table:number-columns-repeated="1022"/>
        </table:table-row>
        <table:table-row table:style-name="ro1">
          <table:table-cell table:style-name="ce2" office:value-type="string" calcext:value-type="string">
            <text:p>Sur fond orange les infos nécessaires à l'application ou aux partages informatiques. Elles ne sont pas saisissables sur le formulaire.</text:p>
          </table:table-cell>
          <table:table-cell table:style-name="ce36"/>
          <table:table-cell table:number-columns-repeated="1022"/>
        </table:table-row>
        <table:table-row table:style-name="ro1" table:number-rows-repeated="2">
          <table:table-cell/>
          <table:table-cell table:style-name="ce36"/>
          <table:table-cell table:number-columns-repeated="1022"/>
        </table:table-row>
        <table:table-row table:style-name="ro1">
          <table:table-cell table:style-name="ce2" office:value-type="string" calcext:value-type="string">
            <text:p>Identifiant</text:p>
          </table:table-cell>
          <table:table-cell table:style-name="ce36" office:value-type="string" calcext:value-type="string">
            <text:p>Élément unique.</text:p>
          </table:table-cell>
          <table:table-cell table:number-columns-repeated="1022"/>
        </table:table-row>
        <table:table-row table:style-name="ro1">
          <table:table-cell table:style-name="ce2" office:value-type="string" calcext:value-type="string">
            <text:p>Nom</text:p>
          </table:table-cell>
          <table:table-cell table:style-name="ce36"/>
          <table:table-cell table:number-columns-repeated="1022"/>
        </table:table-row>
        <table:table-row table:style-name="ro1">
          <table:table-cell table:style-name="ce2" office:value-type="string" calcext:value-type="string">
            <text:p>Type</text:p>
          </table:table-cell>
          <table:table-cell table:style-name="ce36" office:value-type="string" calcext:value-type="string">
            <text:p>Valeurs possibles : entreprise, association, SCOP</text:p>
          </table:table-cell>
          <table:table-cell table:number-columns-repeated="1022"/>
        </table:table-row>
        <table:table-row table:style-name="ro1">
          <table:table-cell table:style-name="ce2" office:value-type="string" calcext:value-type="string">
            <text:p>Résumé</text:p>
          </table:table-cell>
          <table:table-cell table:style-name="ce36" office:value-type="string" calcext:value-type="string">
            <text:p>Une vingtaine de mots maximum.</text:p>
          </table:table-cell>
          <table:table-cell table:number-columns-repeated="1022"/>
        </table:table-row>
        <table:table-row table:style-name="ro1">
          <table:table-cell table:style-name="ce2" office:value-type="string" calcext:value-type="string">
            <text:p>Description</text:p>
          </table:table-cell>
          <table:table-cell table:style-name="ce36" office:value-type="string" calcext:value-type="string">
            <text:p>Texte libre. Format HTML (c'est à dire &lt;br/&gt; pour les sauts de ligne, &lt;b&gt; et &lt;/b&gt; pour gras, &lt;i&gt; et &lt;/i&gt; pour italique). Ne pas reprendre ce qui est indiqué ailleurs.</text:p>
          </table:table-cell>
          <table:table-cell table:number-columns-repeated="1022"/>
        </table:table-row>
        <table:table-row table:style-name="ro1">
          <table:table-cell table:style-name="ce2" office:value-type="string" calcext:value-type="string">
            <text:p>Horaires</text:p>
          </table:table-cell>
          <table:table-cell table:style-name="ce36" office:value-type="string" calcext:value-type="string">
            <text:p>Texte libre. Horaires des permanences accessibles au public.</text:p>
          </table:table-cell>
          <table:table-cell table:number-columns-repeated="1022"/>
        </table:table-row>
        <table:table-row table:style-name="ro1">
          <table:table-cell table:style-name="ce2" office:value-type="string" calcext:value-type="string">
            <text:p>Adresse</text:p>
          </table:table-cell>
          <table:table-cell table:style-name="ce36" office:value-type="string" calcext:value-type="string">
            <text:p>Libellé de la voie précédé du numéro, par exemple 14 rue de la Paix, ou le nom du lieu-dit</text:p>
          </table:table-cell>
          <table:table-cell table:number-columns-repeated="1022"/>
        </table:table-row>
        <table:table-row table:style-name="ro1">
          <table:table-cell table:style-name="ce2" office:value-type="string" calcext:value-type="string">
            <text:p>Adresse complément</text:p>
          </table:table-cell>
          <table:table-cell table:style-name="ce36" office:value-type="string" calcext:value-type="string">
            <text:p>Tout autre élément d'adresse (boîte postale, étage…).</text:p>
          </table:table-cell>
          <table:table-cell table:number-columns-repeated="1022"/>
        </table:table-row>
        <table:table-row table:style-name="ro1">
          <table:table-cell table:style-name="ce2" office:value-type="string" calcext:value-type="string">
            <text:p>Code postal</text:p>
          </table:table-cell>
          <table:table-cell table:style-name="ce36" office:value-type="string" calcext:value-type="string">
            <text:p>5 chiffres</text:p>
          </table:table-cell>
          <table:table-cell table:number-columns-repeated="1022"/>
        </table:table-row>
        <table:table-row table:style-name="ro1">
          <table:table-cell table:style-name="ce2" office:value-type="string" calcext:value-type="string">
            <text:p>Ville</text:p>
          </table:table-cell>
          <table:table-cell table:style-name="ce36" office:value-type="string" calcext:value-type="string">
            <text:p>Ville du 44</text:p>
          </table:table-cell>
          <table:table-cell table:number-columns-repeated="1022"/>
        </table:table-row>
        <table:table-row table:style-name="ro1">
          <table:table-cell table:style-name="ce2" office:value-type="string" calcext:value-type="string">
            <text:p>Latitude</text:p>
          </table:table-cell>
          <table:table-cell table:style-name="ce36" office:value-type="string" calcext:value-type="string">
            <text:p>Nombre à virgule (séparateur est le .). Exemple : 47.186654</text:p>
          </table:table-cell>
          <table:table-cell table:number-columns-repeated="1022"/>
        </table:table-row>
        <table:table-row table:style-name="ro1">
          <table:table-cell table:style-name="ce2" office:value-type="string" calcext:value-type="string">
            <text:p>Longitude</text:p>
          </table:table-cell>
          <table:table-cell table:style-name="ce36" office:value-type="string" calcext:value-type="string">
            <text:p>Nombre à virgule (séparateur est le .). Exemple : -1.8555</text:p>
          </table:table-cell>
          <table:table-cell table:number-columns-repeated="1022"/>
        </table:table-row>
        <table:table-row table:style-name="ro1">
          <table:table-cell table:style-name="ce2" office:value-type="string" calcext:value-type="string">
            <text:p>Téléphone</text:p>
          </table:table-cell>
          <table:table-cell table:style-name="ce36" office:value-type="string" calcext:value-type="string">
            <text:p>10 chiffres (sans espaces, sans le 33 devant).</text:p>
          </table:table-cell>
          <table:table-cell table:number-columns-repeated="1022"/>
        </table:table-row>
        <table:table-row table:style-name="ro1">
          <table:table-cell table:style-name="ce2" office:value-type="string" calcext:value-type="string">
            <text:p>Courriel</text:p>
          </table:table-cell>
          <table:table-cell table:style-name="ce36" office:value-type="string" calcext:value-type="string">
            <text:p>Texte sans accent.</text:p>
          </table:table-cell>
          <table:table-cell table:number-columns-repeated="1022"/>
        </table:table-row>
        <table:table-row table:style-name="ro1">
          <table:table-cell table:style-name="ce2" office:value-type="string" calcext:value-type="string">
            <text:p>Site internet</text:p>
          </table:table-cell>
          <table:table-cell table:style-name="ce36" office:value-type="string" calcext:value-type="string">
            <text:p>Avec "http" ou "https"</text:p>
          </table:table-cell>
          <table:table-cell table:number-columns-repeated="1022"/>
        </table:table-row>
        <table:table-row table:style-name="ro1">
          <table:table-cell table:style-name="ce2" office:value-type="string" calcext:value-type="string">
            <text:p>Facebook</text:p>
          </table:table-cell>
          <table:table-cell table:style-name="ce36" office:value-type="string" calcext:value-type="string">
            <text:p>Avec "http" ou "https"</text:p>
          </table:table-cell>
          <table:table-cell table:number-columns-repeated="1022"/>
        </table:table-row>
        <table:table-row table:style-name="ro1">
          <table:table-cell table:style-name="ce2" office:value-type="string" calcext:value-type="string">
            <text:p>Google plus</text:p>
          </table:table-cell>
          <table:table-cell table:style-name="ce36" office:value-type="string" calcext:value-type="string">
            <text:p>Avec "http" ou "https"</text:p>
          </table:table-cell>
          <table:table-cell table:number-columns-repeated="1022"/>
        </table:table-row>
        <table:table-row table:style-name="ro1">
          <table:table-cell table:style-name="ce2" office:value-type="string" calcext:value-type="string">
            <text:p>Twitter</text:p>
          </table:table-cell>
          <table:table-cell table:style-name="ce36"/>
          <table:table-cell table:number-columns-repeated="1022"/>
        </table:table-row>
        <table:table-row table:style-name="ro1">
          <table:table-cell table:style-name="ce2" office:value-type="string" calcext:value-type="string">
            <text:p>Signataire charte</text:p>
          </table:table-cell>
          <table:table-cell table:style-name="ce36" office:value-type="string" calcext:value-type="string">
            <text:p>Charte internationale des Repair Café. Valeurs possibles (en minuscule) : "oui" ou "non"</text:p>
          </table:table-cell>
          <table:table-cell table:number-columns-repeated="1022"/>
        </table:table-row>
        <table:table-row table:style-name="ro1">
          <table:table-cell table:style-name="ce2" office:value-type="string" calcext:value-type="string">
            <text:p>Accord publication</text:p>
          </table:table-cell>
          <table:table-cell table:style-name="ce36" office:value-type="string" calcext:value-type="string">
            <text:p>Accord que les informations soient publiées en Open-Data “Open Database License (ODbL)”. Valeurs possibles (en minuscule) : "oui" ou "non"</text:p>
          </table:table-cell>
          <table:table-cell table:number-columns-repeated="1022"/>
        </table:table-row>
        <table:table-row table:style-name="ro1">
          <table:table-cell table:style-name="ce2" office:value-type="string" calcext:value-type="string">
            <text:p>Sources</text:p>
          </table:table-cell>
          <table:table-cell table:style-name="ce36" office:value-type="string" calcext:value-type="string">
            <text:p>Nom des structures qui ont fait le recensement, date si possible</text:p>
          </table:table-cell>
          <table:table-cell table:number-columns-repeated="1022"/>
        </table:table-row>
        <table:table-row table:style-name="ro1">
          <table:table-cell table:style-name="ce2" office:value-type="string" calcext:value-type="string">
            <text:p>Contact</text:p>
          </table:table-cell>
          <table:table-cell table:style-name="ce36" office:value-type="string" calcext:value-type="string">
            <text:p>Nom et coordonnées (courriel, mail) de la personne qui a fourni les informations. Pour faire les mises à jour. Ces infos ne seront pas publiées.</text:p>
          </table:table-cell>
          <table:table-cell table:number-columns-repeated="1022"/>
        </table:table-row>
        <table:table-row table:style-name="ro1">
          <table:table-cell table:style-name="ce2" office:value-type="string" calcext:value-type="string">
            <text:p>Photos</text:p>
          </table:table-cell>
          <table:table-cell table:style-name="ce36" office:value-type="string" calcext:value-type="string">
            <text:p>Emplacements des photos (libres de droits). Séparées par des virgules. Commence par "http" ou "https". Attention ne pas mettre de visages reconnaissables si la personne n'a pas donné un accord écrit sur son utilisation.</text:p>
          </table:table-cell>
          <table:table-cell table:number-columns-repeated="1022"/>
        </table:table-row>
        <table:table-row table:style-name="ro1">
          <table:table-cell table:style-name="ce2" office:value-type="string" calcext:value-type="string">
            <text:p>Logo</text:p>
          </table:table-cell>
          <table:table-cell table:style-name="ce36" office:value-type="string" calcext:value-type="string">
            <text:p>Emplacements du logo.</text:p>
          </table:table-cell>
          <table:table-cell table:number-columns-repeated="1022"/>
        </table:table-row>
        <table:table-row table:style-name="ro1">
          <table:table-cell table:style-name="ce82" office:value-type="string" calcext:value-type="string">
            <text:p>Types réparation</text:p>
          </table:table-cell>
          <table:table-cell table:style-name="ce36" office:value-type="string" calcext:value-type="string">
            <text:p>Liste des types séparés par une virgule, sans espace. Valeurs possibles : reparation_velo, reparation_elec, reparation_tissu. Exemple : "reparation_velo,reparation_tissu"</text:p>
          </table:table-cell>
          <table:table-cell table:number-columns-repeated="1022"/>
        </table:table-row>
        <table:table-row table:style-name="ro1">
          <table:table-cell table:style-name="ce82" office:value-type="string" calcext:value-type="string">
            <text:p>Accord agenda</text:p>
          </table:table-cell>
          <table:table-cell table:style-name="ce36" office:value-type="string" calcext:value-type="string">
            <text:p>Accord pour figurer dans un agenda commun (Framagenda ou Agenda du libre).</text:p>
          </table:table-cell>
          <table:table-cell table:number-columns-repeated="1022"/>
        </table:table-row>
        <table:table-row table:style-name="ro1">
          <table:table-cell table:style-name="ce2" office:value-type="string" calcext:value-type="string">
            <text:p>Nantes Métropole</text:p>
          </table:table-cell>
          <table:table-cell table:style-name="ce36" office:value-type="string" calcext:value-type="string">
            <text:p>Sur la métropole de Nantes ou non. . Valeurs possibles (en minuscule) : "oui" ou "non"</text:p>
          </table:table-cell>
          <table:table-cell table:number-columns-repeated="1022"/>
        </table:table-row>
        <table:table-row table:style-name="ro1">
          <table:table-cell table:style-name="ce2" office:value-type="string" calcext:value-type="string">
            <text:p>Description anglais </text:p>
          </table:table-cell>
          <table:table-cell table:style-name="ce36" office:value-type="string" calcext:value-type="string">
            <text:p>Utliser un service de traduction (Google...). Les balises html slnt utilisables comme pour la version française. </text:p>
          </table:table-cell>
          <table:table-cell table:number-columns-repeated="1022"/>
        </table:table-row>
        <table:table-row table:style-name="ro1">
          <table:table-cell table:style-name="ce2" office:value-type="string" calcext:value-type="string">
            <text:p>Mots clés</text:p>
          </table:table-cell>
          <table:table-cell table:style-name="ce36" office:value-type="string" calcext:value-type="string">
            <text:p>Pour pouvoir retrouver la structure par une recherche. En français, au singulier, séparés par des virgules.</text:p>
          </table:table-cell>
          <table:table-cell table:number-columns-repeated="1022"/>
        </table:table-row>
        <table:table-row table:style-name="ro1">
          <table:table-cell table:style-name="ce2" office:value-type="string" calcext:value-type="string">
            <text:p>Mots clés anglais </text:p>
          </table:table-cell>
          <table:table-cell table:style-name="ce36" office:value-type="string" calcext:value-type="string">
            <text:p>Utliser un service de traduction (Google...)</text:p>
          </table:table-cell>
          <table:table-cell table:number-columns-repeated="1022"/>
        </table:table-row>
        <table:table-row table:style-name="ro1">
          <table:table-cell table:style-name="ce2" office:value-type="string" calcext:value-type="string">
            <text:p>Noeud OpenStreetMap</text:p>
          </table:table-cell>
          <table:table-cell table:style-name="ce36"/>
          <table:table-cell table:number-columns-repeated="1022"/>
        </table:table-row>
        <table:table-row table:style-name="ro1">
          <table:table-cell table:style-name="ce2" office:value-type="string" calcext:value-type="string">
            <text:p>API calendrier</text:p>
          </table:table-cell>
          <table:table-cell table:style-name="ce36" office:value-type="string" calcext:value-type="string">
            <text:p>Adresse internet d'un service informatique pour partager le calendrier. Pour permettre de rechercher les événements. Par exemple pour wordpress 4.7, il y a une API REST à activer. </text:p>
          </table:table-cell>
          <table:table-cell table:number-columns-repeated="1022"/>
        </table:table-row>
        <table:table-row table:style-name="ro1" table:number-rows-repeated="3">
          <table:table-cell/>
          <table:table-cell table:style-name="ce36"/>
          <table:table-cell table:number-columns-repeated="1022"/>
        </table:table-row>
        <table:table-row table:style-name="ro1">
          <table:table-cell table:style-name="ce2" office:value-type="string" calcext:value-type="string">
            <text:p>Description</text:p>
          </table:table-cell>
          <table:table-cell table:style-name="ce36"/>
          <table:table-cell table:number-columns-repeated="1022"/>
        </table:table-row>
        <table:table-row table:style-name="ro1">
          <table:table-cell table:style-name="ce2" office:value-type="string" calcext:value-type="string">
            <text:p>Coordonnées</text:p>
          </table:table-cell>
          <table:table-cell table:style-name="ce36"/>
          <table:table-cell table:number-columns-repeated="1022"/>
        </table:table-row>
        <table:table-row table:style-name="ro1">
          <table:table-cell table:style-name="ce2" office:value-type="string" calcext:value-type="string">
            <text:p>Réparation</text:p>
          </table:table-cell>
          <table:table-cell table:style-name="ce36"/>
          <table:table-cell table:number-columns-repeated="1022"/>
        </table:table-row>
        <table:table-row table:style-name="ro1">
          <table:table-cell table:style-name="ce2" office:value-type="string" calcext:value-type="string">
            <text:p>Parrage information</text:p>
          </table:table-cell>
          <table:table-cell table:style-name="ce36"/>
          <table:table-cell table:number-columns-repeated="1022"/>
        </table:table-row>
        <table:table-row table:style-name="ro1" table:number-rows-repeated="972">
          <table:table-cell/>
          <table:table-cell table:style-name="ce36"/>
          <table:table-cell table:number-columns-repeated="1022"/>
        </table:table-row>
        <table:table-row table:style-name="ro2" table:number-rows-repeated="1047553">
          <table:table-cell table:number-columns-repeated="1024"/>
        </table:table-row>
        <table:table-row table:style-name="ro2">
          <table:table-cell table:number-columns-repeated="1024"/>
        </table:table-row>
      </table:table>
      <table:table table:name="Charte" table:style-name="ta3">
        <office:forms form:automatic-focus="false" form:apply-design-mode="false"/>
        <table:table-column table:style-name="co14" table:default-cell-style-name="Default"/>
        <table:table-column table:style-name="co3" table:number-columns-repeated="1023" table:default-cell-style-name="Default"/>
        <table:table-row table:style-name="ro1">
          <table:table-cell table:style-name="ce82" office:value-type="string" calcext:value-type="string">
            <text:p>En cours de conception</text:p>
          </table:table-cell>
          <table:table-cell table:number-columns-repeated="1023"/>
        </table:table-row>
        <table:table-row table:style-name="ro2" table:number-rows-repeated="2">
          <table:table-cell table:number-columns-repeated="1024"/>
        </table:table-row>
        <table:table-row table:style-name="ro1">
          <table:table-cell table:style-name="ce2" office:value-type="string" calcext:value-type="string">
            <text:p>Les associations "Mieux trier à Nantes" et "Repair Café du Vignoble nantais" co-alimentent gratuitement une liste de données, en licence Open-Data (ODbL), concernant les Repair Cafés de Loire-Atlantique.</text:p>
          </table:table-cell>
          <table:table-cell table:number-columns-repeated="1023"/>
        </table:table-row>
        <table:table-row table:style-name="ro1">
          <table:table-cell table:style-name="ce2" office:value-type="string" calcext:value-type="string">
            <text:p>Si d'autres structures ou des particuliers voulaient également collaborer, ce serait possible. Il faudrait juste avertir tous les fournisseurs de données.</text:p>
          </table:table-cell>
          <table:table-cell table:number-columns-repeated="1023"/>
        </table:table-row>
        <table:table-row table:style-name="ro1">
          <table:table-cell table:style-name="ce2" office:value-type="string" calcext:value-type="string">
            <text:p>Concernant les données :</text:p>
          </table:table-cell>
          <table:table-cell table:number-columns-repeated="1023"/>
        </table:table-row>
        <table:table-row table:style-name="ro1">
          <table:table-cell table:style-name="ce2" office:value-type="string" calcext:value-type="string">
            <text:p>- pour chaque structure on fournit les informations suivantes: nom, description (format HTML), adresse, téléphone, mail, compte Facebook, Twitter, Google plus.</text:p>
          </table:table-cell>
          <table:table-cell table:number-columns-repeated="1023"/>
        </table:table-row>
        <table:table-row table:style-name="ro1">
          <table:table-cell table:style-name="ce2" office:value-type="string" calcext:value-type="string">
            <text:p>- la liste concerne les structures proposant de la co-réparation gratuite. Une structure peut apparaître même si elle n'a pas signé la charte des Repair Café.</text:p>
          </table:table-cell>
          <table:table-cell table:number-columns-repeated="1023"/>
        </table:table-row>
        <table:table-row table:style-name="ro1">
          <table:table-cell table:style-name="ce2" office:value-type="string" calcext:value-type="string">
            <text:p>- on précisera le lien vers le marqueur Open Street Map, quand il existe.</text:p>
          </table:table-cell>
          <table:table-cell table:number-columns-repeated="1023"/>
        </table:table-row>
        <table:table-row table:style-name="ro1">
          <table:table-cell table:style-name="ce2" office:value-type="string" calcext:value-type="string">
            <text:p>- on met dans "source" le ou les fournisseurs de données, avec la date de mise à jour.</text:p>
          </table:table-cell>
          <table:table-cell table:number-columns-repeated="1023"/>
        </table:table-row>
        <table:table-row table:style-name="ro1">
          <table:table-cell table:style-name="ce2" office:value-type="string" calcext:value-type="string">
            <text:p>- une structure est une entreprise, une association ou un collectif.</text:p>
          </table:table-cell>
          <table:table-cell table:number-columns-repeated="1023"/>
        </table:table-row>
        <table:table-row table:style-name="ro1">
          <table:table-cell table:style-name="ce2" office:value-type="string" calcext:value-type="string">
            <text:p>- une structure peut avoir plusieurs établissements. Si c'est le cas il y aura une ligne par établissement.</text:p>
          </table:table-cell>
          <table:table-cell table:number-columns-repeated="1023"/>
        </table:table-row>
        <table:table-row table:style-name="ro1">
          <table:table-cell table:style-name="ce2" office:value-type="string" calcext:value-type="string">
            <text:p>- on demandera systématiquement l'accord des structures recensées.</text:p>
          </table:table-cell>
          <table:table-cell table:number-columns-repeated="1023"/>
        </table:table-row>
        <table:table-row table:style-name="ro1">
          <table:table-cell table:style-name="ce2" office:value-type="string" calcext:value-type="string">
            <text:p>Licence : Open Database License (ODbL)</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normal arial'" svg:font-family="''normal arial''"/>
    <style:font-face style:name="Arial" svg:font-family="Arial"/>
    <style:font-face style:name="Calibri" svg:font-family="Calibri"/>
    <style:font-face style:name="Cambria" svg:font-family="Cambria"/>
    <style:font-face style:name="Lato" svg:font-family="Lato"/>
    <style:font-face style:name="Lora" svg:font-family="Lor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text>,</number:text>
    </number:time-style>
    <number:number-style style:name="N112">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19">00/00/0000</text:date>, <text:time style:data-style-name="N2" text:time-value="10:41:29.31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teliersReparationCollaboratifs" style:display-name="PageStyle_AteliersReparationCollaboratifs" style:page-layout-name="Mpm3">
      <style:header style:display="false"/>
      <style:header-left style:display="false"/>
      <style:footer style:display="false"/>
      <style:footer-left style:display="false"/>
    </style:master-page>
    <style:master-page style:name="PageStyle_5f_CommentRemplir" style:display-name="PageStyle_CommentRemplir" style:page-layout-name="Mpm3">
      <style:header style:display="false"/>
      <style:header-left style:display="false"/>
      <style:footer style:display="false"/>
      <style:footer-left style:display="false"/>
    </style:master-page>
    <style:master-page style:name="PageStyle_5f_Charte" style:display-name="PageStyle_Charte" style:page-layout-name="Mpm3">
      <style:header style:display="false"/>
      <style:header-left style:display="false"/>
      <style:footer style:display="false"/>
      <style:footer-left style:display="false"/>
    </style:master-page>
    <style:master-page style:name="PageStyle_5f_Formulaire" style:display-name="PageStyle_Formulaire" style:page-layout-name="Mpm3">
      <style:header style:display="false"/>
      <style:header-left style:display="false"/>
      <style:footer style:display="false"/>
      <style:footer-left style:display="false"/>
    </style:master-page>
    <style:master-page style:name="PageStyle_5f_Divers" style:display-name="PageStyle_Dive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_64 LibreOffice_project/ea7cb86e6eeb2bf3a5af73a8f7777ac570321527</meta:generator>
    <dc:date>2017-11-19T10:44:27.125000000</dc:date>
    <meta:editing-duration>PT2M58S</meta:editing-duration>
    <meta:editing-cycles>1</meta:editing-cycles>
    <meta:document-statistic meta:table-count="3" meta:cell-count="382" meta:object-count="0"/>
  </office:meta>
</office:document-meta>
</file>